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urier New2" svg:font-family="'Courier New'" style:font-family-generic="modern"/>
    <style:font-face style:name="Arial2" svg:font-family="Arial" style:font-adornments="Predeterminado"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 svg:font-family="'DejaVu Sans'" style:font-pitch="variable"/>
    <style:font-face style:name="Lohit Hindi" svg:font-family="'Lohit Hindi'" style:font-pitch="variable"/>
    <style:font-face style:name="Osaka" svg:font-family="Osaka"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wiss" style:font-pitch="variable"/>
    <style:font-face style:name="Verdana" svg:font-family="Verdana"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Table_20_Contents">
      <style:text-properties style:font-name="Courier New" fo:font-size="8pt" officeooo:paragraph-rsid="000d7912" style:font-size-asian="12pt" style:font-name-complex="Courier New1" style:font-size-complex="12pt"/>
    </style:style>
    <style:style style:name="P3" style:family="paragraph" style:parent-style-name="Table_20_Contents">
      <style:text-properties style:font-name="Courier New" fo:font-size="8pt" officeooo:paragraph-rsid="000e7aac" style:font-size-asian="12pt" style:font-name-complex="Courier New1" style:font-size-complex="12pt"/>
    </style:style>
    <style:style style:name="P4" style:family="paragraph" style:parent-style-name="Table_20_Contents">
      <style:paragraph-properties fo:text-align="center" style:justify-single-word="false"/>
      <style:text-properties style:font-name="Courier New" fo:font-size="8pt" officeooo:paragraph-rsid="000e7aac" style:font-size-asian="12pt" style:font-name-complex="Courier New1" style:font-size-complex="12pt"/>
    </style:style>
    <style:style style:name="P5" style:family="paragraph" style:parent-style-name="Table_20_Contents">
      <style:paragraph-properties fo:text-align="center" style:justify-single-word="false"/>
      <style:text-properties style:font-name="Courier New" fo:font-size="8pt" officeooo:paragraph-rsid="0010b7fb" style:font-size-asian="12pt" style:font-name-complex="Courier New1" style:font-size-complex="12pt"/>
    </style:style>
    <style:style style:name="P6" style:family="paragraph" style:parent-style-name="Table_20_Contents">
      <style:paragraph-properties fo:text-align="center" style:justify-single-word="false"/>
      <style:text-properties style:font-name="Courier New" fo:font-size="8pt" officeooo:paragraph-rsid="00116276" style:font-size-asian="12pt" style:font-name-complex="Courier New1" style:font-size-complex="12pt"/>
    </style:style>
    <style:style style:name="P7" style:family="paragraph" style:parent-style-name="Table_20_Contents">
      <style:text-properties style:font-name="Courier New" fo:font-size="8pt" officeooo:paragraph-rsid="0010b7fb" style:font-size-asian="12pt" style:font-name-complex="Courier New1" style:font-size-complex="12pt"/>
    </style:style>
    <style:style style:name="P8" style:family="paragraph" style:parent-style-name="Table_20_Contents">
      <style:text-properties style:font-name="Courier New" fo:font-size="8pt" officeooo:paragraph-rsid="00116276" style:font-size-asian="12pt" style:font-name-complex="Courier New1" style:font-size-complex="12pt"/>
    </style:style>
    <style:style style:name="P9" style:family="paragraph" style:parent-style-name="Table_20_Contents">
      <style:text-properties style:font-name="Courier New" fo:font-size="8pt" officeooo:paragraph-rsid="00128de4" style:font-size-asian="12pt" style:font-name-complex="Courier New1" style:font-size-complex="12pt"/>
    </style:style>
    <style:style style:name="P10" style:family="paragraph" style:parent-style-name="Table_20_Contents">
      <style:text-properties style:font-name="Courier New" fo:font-size="8pt" officeooo:rsid="000e7aac" officeooo:paragraph-rsid="00128de4" style:font-size-asian="12pt" style:font-name-complex="Courier New1" style:font-size-complex="12pt"/>
    </style:style>
    <style:style style:name="P11" style:family="paragraph" style:parent-style-name="Table_20_Contents">
      <style:text-properties style:font-name="Courier New" fo:font-size="8pt" officeooo:rsid="0010b7fb" officeooo:paragraph-rsid="0010b7fb" style:font-size-asian="12pt" style:font-name-complex="Courier New1" style:font-size-complex="12pt"/>
    </style:style>
    <style:style style:name="P12" style:family="paragraph" style:parent-style-name="Table_20_Contents">
      <style:text-properties style:font-name="Courier New" fo:font-size="8pt" fo:font-weight="normal" officeooo:rsid="00128de4" officeooo:paragraph-rsid="00128de4" style:font-size-asian="12pt" style:font-weight-asian="normal" style:font-name-complex="Courier New1" style:font-size-complex="12pt" style:font-weight-complex="normal"/>
    </style:style>
    <style:style style:name="P13" style:family="paragraph" style:parent-style-name="Text_20_body">
      <style:text-properties officeooo:rsid="000d2977" officeooo:paragraph-rsid="00113cbc"/>
    </style:style>
    <style:style style:name="P14" style:family="paragraph" style:parent-style-name="Text_20_body">
      <style:text-properties officeooo:rsid="000d2977" officeooo:paragraph-rsid="00116276"/>
    </style:style>
    <style:style style:name="P15" style:family="paragraph" style:parent-style-name="Text_20_body">
      <style:text-properties officeooo:rsid="000d2977" officeooo:paragraph-rsid="000d2977"/>
    </style:style>
    <style:style style:name="P16" style:family="paragraph" style:parent-style-name="Text_20_body">
      <style:text-properties officeooo:rsid="000d2977" officeooo:paragraph-rsid="0010b7fb"/>
    </style:style>
    <style:style style:name="P17" style:family="paragraph" style:parent-style-name="Text_20_body">
      <style:text-properties fo:color="#008000"/>
    </style:style>
    <style:style style:name="P18" style:family="paragraph" style:parent-style-name="Text_20_body">
      <style:text-properties officeooo:rsid="0016f7a8" officeooo:paragraph-rsid="0016f7a8"/>
    </style:style>
    <style:style style:name="P19" style:family="paragraph" style:parent-style-name="Text_20_body">
      <style:text-properties officeooo:rsid="00157417" officeooo:paragraph-rsid="00157417"/>
    </style:style>
    <style:style style:name="P20" style:family="paragraph" style:parent-style-name="Código">
      <style:paragraph-properties fo:margin-left="0.002cm" fo:margin-right="0.002cm" fo:text-indent="0cm" style:auto-text-indent="false"/>
      <style:text-properties officeooo:paragraph-rsid="000e7aac"/>
    </style:style>
    <style:style style:name="P21" style:family="paragraph" style:parent-style-name="Código">
      <style:paragraph-properties fo:margin-left="0.002cm" fo:margin-right="0.002cm" fo:text-indent="0cm" style:auto-text-indent="false"/>
      <style:text-properties officeooo:paragraph-rsid="0010b7fb"/>
    </style:style>
    <style:style style:name="P22" style:family="paragraph" style:parent-style-name="Código">
      <style:paragraph-properties fo:margin-left="0.002cm" fo:margin-right="0.002cm" fo:text-indent="0cm" style:auto-text-indent="false"/>
      <style:text-properties officeooo:paragraph-rsid="00128de4"/>
    </style:style>
    <style:style style:name="P23" style:family="paragraph" style:parent-style-name="Código">
      <style:paragraph-properties fo:margin-left="0.002cm" fo:margin-right="0.002cm" fo:text-align="center" style:justify-single-word="false" fo:text-indent="0cm" style:auto-text-indent="false"/>
      <style:text-properties officeooo:rsid="000e7aac" officeooo:paragraph-rsid="000e7aac"/>
    </style:style>
    <style:style style:name="P24" style:family="paragraph" style:parent-style-name="Código">
      <style:paragraph-properties fo:margin-left="0.002cm" fo:margin-right="0.002cm" fo:text-align="center" style:justify-single-word="false" fo:text-indent="0cm" style:auto-text-indent="false"/>
      <style:text-properties officeooo:rsid="000e7aac" officeooo:paragraph-rsid="0010b7fb"/>
    </style:style>
    <style:style style:name="P25" style:family="paragraph" style:parent-style-name="Código">
      <style:paragraph-properties fo:margin-left="0.002cm" fo:margin-right="0.002cm" fo:text-align="center" style:justify-single-word="false" fo:text-indent="0cm" style:auto-text-indent="false"/>
      <style:text-properties officeooo:rsid="000e7aac" officeooo:paragraph-rsid="00116276"/>
    </style:style>
    <style:style style:name="P26" style:family="paragraph" style:parent-style-name="Código">
      <style:paragraph-properties fo:margin-left="0.002cm" fo:margin-right="0.002cm" fo:text-indent="0cm" style:auto-text-indent="false"/>
      <style:text-properties officeooo:rsid="000e7aac" officeooo:paragraph-rsid="000e7aac"/>
    </style:style>
    <style:style style:name="P27" style:family="paragraph" style:parent-style-name="Código">
      <style:paragraph-properties fo:margin-left="0.002cm" fo:margin-right="0.002cm" fo:text-indent="0cm" style:auto-text-indent="false"/>
      <style:text-properties officeooo:rsid="000d7912" officeooo:paragraph-rsid="000d7912"/>
    </style:style>
    <style:style style:name="P28" style:family="paragraph" style:parent-style-name="Código">
      <style:paragraph-properties fo:margin-left="0.002cm" fo:margin-right="0.002cm" fo:text-indent="0cm" style:auto-text-indent="false"/>
      <style:text-properties officeooo:rsid="0010b7fb" officeooo:paragraph-rsid="0010b7fb"/>
    </style:style>
    <style:style style:name="P29" style:family="paragraph" style:parent-style-name="Código">
      <style:paragraph-properties fo:margin-left="0.002cm" fo:margin-right="0.002cm" fo:text-indent="0cm" style:auto-text-indent="false"/>
      <style:text-properties officeooo:rsid="00116276" officeooo:paragraph-rsid="00116276"/>
    </style:style>
    <style:style style:name="P30" style:family="paragraph" style:parent-style-name="Código">
      <style:text-properties fo:color="#008000" officeooo:rsid="00143735" officeooo:paragraph-rsid="00143735"/>
    </style:style>
    <style:style style:name="P31" style:family="paragraph" style:parent-style-name="Código">
      <style:text-properties fo:color="#008000" officeooo:rsid="00128de4"/>
    </style:style>
    <style:style style:name="P32" style:family="paragraph" style:parent-style-name="Código">
      <style:text-properties officeooo:rsid="00116276" officeooo:paragraph-rsid="00116276"/>
    </style:style>
    <style:style style:name="P33" style:family="paragraph" style:parent-style-name="Código">
      <style:text-properties officeooo:rsid="000d2977"/>
    </style:style>
    <style:style style:name="P34" style:family="paragraph" style:parent-style-name="Código">
      <style:text-properties officeooo:rsid="000d2977" officeooo:paragraph-rsid="00116276"/>
    </style:style>
    <style:style style:name="P35" style:family="paragraph" style:parent-style-name="Código">
      <style:text-properties officeooo:rsid="000d2977" officeooo:paragraph-rsid="000d7912"/>
    </style:style>
    <style:style style:name="P36" style:family="paragraph" style:parent-style-name="Código">
      <style:text-properties officeooo:rsid="000d2977" officeooo:paragraph-rsid="000d2977"/>
    </style:style>
    <style:style style:name="P37" style:family="paragraph" style:parent-style-name="Código">
      <style:text-properties officeooo:rsid="000d2977" officeooo:paragraph-rsid="0010b7fb"/>
    </style:style>
    <style:style style:name="P38" style:family="paragraph" style:parent-style-name="Código">
      <style:text-properties officeooo:rsid="0010b7fb" officeooo:paragraph-rsid="0010b7fb"/>
    </style:style>
    <style:style style:name="P39" style:family="paragraph" style:parent-style-name="Código">
      <style:text-properties officeooo:rsid="00113cbc" officeooo:paragraph-rsid="00113cbc"/>
    </style:style>
    <style:style style:name="P40" style:family="paragraph" style:parent-style-name="Heading_20_2">
      <style:text-properties officeooo:paragraph-rsid="0027ef30"/>
    </style:style>
    <style:style style:name="P41" style:family="paragraph" style:parent-style-name="Heading_20_2">
      <style:text-properties officeooo:paragraph-rsid="0029f52b"/>
    </style:style>
    <style:style style:name="P42" style:family="paragraph" style:parent-style-name="Heading_20_2">
      <style:paragraph-properties fo:break-before="page"/>
    </style:style>
    <style:style style:name="P43" style:family="paragraph" style:parent-style-name="Heading_20_3">
      <style:text-properties officeooo:rsid="00157417" officeooo:paragraph-rsid="00157417"/>
    </style:style>
    <style:style style:name="P44" style:family="paragraph" style:parent-style-name="Heading_20_3">
      <style:text-properties officeooo:paragraph-rsid="003373ca"/>
    </style:style>
    <style:style style:name="P45" style:family="paragraph" style:parent-style-name="Heading_20_3">
      <style:text-properties officeooo:paragraph-rsid="00355cdc"/>
    </style:style>
    <style:style style:name="P46" style:family="paragraph" style:parent-style-name="Heading_20_3">
      <style:text-properties officeooo:paragraph-rsid="00366202"/>
    </style:style>
    <style:style style:name="P47" style:family="paragraph" style:parent-style-name="Heading_20_3">
      <style:paragraph-properties fo:break-before="page"/>
    </style:style>
    <style:style style:name="P48" style:family="paragraph" style:parent-style-name="Table_20_Contents">
      <style:paragraph-properties fo:text-align="end" style:justify-single-word="false"/>
      <style:text-properties style:font-name="Verdana" fo:font-size="10pt" officeooo:rsid="0018740d" officeooo:paragraph-rsid="001b2a52" style:font-size-asian="10pt" style:font-size-complex="10pt"/>
    </style:style>
    <style:style style:name="P49" style:family="paragraph" style:parent-style-name="Standard">
      <style:text-properties style:font-name="Verdana" fo:font-size="10pt" officeooo:rsid="0018740d" officeooo:paragraph-rsid="0018740d" style:font-size-asian="10pt" style:font-size-complex="10pt"/>
    </style:style>
    <style:style style:name="P50" style:family="paragraph" style:parent-style-name="Standard">
      <style:text-properties style:font-name="Verdana" fo:font-size="10pt" officeooo:rsid="0018740d" officeooo:paragraph-rsid="0019c0bd" style:font-size-asian="10pt" style:font-size-complex="10pt"/>
    </style:style>
    <style:style style:name="P51" style:family="paragraph" style:parent-style-name="Código">
      <style:text-properties officeooo:rsid="00204cc3" officeooo:paragraph-rsid="001dbee6"/>
    </style:style>
    <style:style style:name="P52" style:family="paragraph" style:parent-style-name="Código">
      <style:text-properties officeooo:rsid="00204cc3" officeooo:paragraph-rsid="002067a1"/>
    </style:style>
    <style:style style:name="P53" style:family="paragraph" style:parent-style-name="Código">
      <style:paragraph-properties fo:text-align="center" style:justify-single-word="false"/>
      <style:text-properties officeooo:rsid="00204cc3" officeooo:paragraph-rsid="002067a1"/>
    </style:style>
    <style:style style:name="P54" style:family="paragraph" style:parent-style-name="Código">
      <style:text-properties fo:font-style="italic" style:font-style-asian="italic" style:font-style-complex="italic"/>
    </style:style>
    <style:style style:name="P55" style:family="paragraph" style:parent-style-name="Código">
      <style:paragraph-properties fo:text-align="justify" style:justify-single-word="false"/>
      <style:text-properties fo:font-style="italic" officeooo:rsid="00204cc3" officeooo:paragraph-rsid="001dbee6" style:font-style-asian="italic" style:font-style-complex="italic"/>
    </style:style>
    <style:style style:name="P56" style:family="paragraph" style:parent-style-name="Código">
      <style:paragraph-properties fo:text-align="justify" style:justify-single-word="false"/>
      <style:text-properties fo:font-style="italic" officeooo:rsid="00204cc3" officeooo:paragraph-rsid="002067a1" style:font-style-asian="italic" style:font-style-complex="italic"/>
    </style:style>
    <style:style style:name="P57" style:family="paragraph" style:parent-style-name="Código">
      <style:text-properties fo:font-style="italic" officeooo:rsid="00204cc3" officeooo:paragraph-rsid="001dbee6" style:font-style-asian="italic" style:font-style-complex="italic"/>
    </style:style>
    <style:style style:name="P58" style:family="paragraph" style:parent-style-name="Código">
      <style:text-properties fo:font-style="italic" officeooo:rsid="00204cc3" officeooo:paragraph-rsid="002067a1" style:font-style-asian="italic" style:font-style-complex="italic"/>
    </style:style>
    <style:style style:name="P59" style:family="paragraph" style:parent-style-name="Código">
      <style:text-properties fo:font-style="italic" officeooo:paragraph-rsid="002067a1" style:font-style-asian="italic" style:font-style-complex="italic"/>
    </style:style>
    <style:style style:name="P60" style:family="paragraph" style:parent-style-name="Código">
      <style:text-properties fo:font-style="italic" officeooo:paragraph-rsid="0029f52b" style:font-style-asian="italic" style:font-style-complex="italic"/>
    </style:style>
    <style:style style:name="P61" style:family="paragraph" style:parent-style-name="Código">
      <style:text-properties officeooo:paragraph-rsid="001dbee6"/>
    </style:style>
    <style:style style:name="P62" style:family="paragraph" style:parent-style-name="Código">
      <style:text-properties officeooo:paragraph-rsid="002067a1"/>
    </style:style>
    <style:style style:name="P63" style:family="paragraph" style:parent-style-name="Código">
      <style:text-properties officeooo:paragraph-rsid="00250b51"/>
    </style:style>
    <style:style style:name="P64" style:family="paragraph" style:parent-style-name="Código">
      <style:paragraph-properties fo:margin-left="2cm" fo:margin-right="0cm" fo:text-indent="0cm" style:auto-text-indent="false"/>
      <style:text-properties officeooo:paragraph-rsid="002ade34"/>
    </style:style>
    <style:style style:name="P65" style:family="paragraph" style:parent-style-name="Código">
      <style:paragraph-properties fo:margin-left="2cm" fo:margin-right="0cm" fo:text-indent="0cm" style:auto-text-indent="false"/>
      <style:text-properties fo:font-style="italic" officeooo:paragraph-rsid="002ade34" style:font-style-asian="italic" style:font-style-complex="italic"/>
    </style:style>
    <style:style style:name="P66" style:family="paragraph" style:parent-style-name="Text_20_body">
      <style:paragraph-properties fo:text-align="center" style:justify-single-word="false"/>
      <style:text-properties officeooo:rsid="00204cc3" officeooo:paragraph-rsid="001dbee6"/>
    </style:style>
    <style:style style:name="P67" style:family="paragraph" style:parent-style-name="Text_20_body">
      <style:text-properties officeooo:paragraph-rsid="002067a1"/>
    </style:style>
    <style:style style:name="P68" style:family="paragraph" style:parent-style-name="Text_20_body">
      <style:text-properties officeooo:paragraph-rsid="0021849f"/>
    </style:style>
    <style:style style:name="P69" style:family="paragraph" style:parent-style-name="Text_20_body">
      <style:paragraph-properties>
        <style:tab-stops>
          <style:tab-stop style:position="1.27cm"/>
        </style:tab-stops>
      </style:paragraph-properties>
      <style:text-properties style:use-window-font-color="true" fo:language="es" fo:country="AR" style:text-underline-style="none" fo:font-weight="normal" officeooo:rsid="00128de4" officeooo:paragraph-rsid="00250b51" style:letter-kerning="true" style:font-name-asian="DejaVu Sans" style:language-asian="zxx" style:country-asian="none" style:font-weight-asian="normal" style:font-name-complex="Tahoma2" style:font-size-complex="12pt" style:language-complex="zxx" style:country-complex="none" style:font-weight-complex="normal"/>
    </style:style>
    <style:style style:name="P70" style:family="paragraph" style:parent-style-name="Text_20_body">
      <style:text-properties officeooo:rsid="000d2977" officeooo:paragraph-rsid="0038417d"/>
    </style:style>
    <style:style style:name="P71" style:family="paragraph" style:parent-style-name="Text_20_body">
      <style:text-properties officeooo:paragraph-rsid="0029f52b"/>
    </style:style>
    <style:style style:name="P72" style:family="paragraph" style:parent-style-name="Text_20_body">
      <style:text-properties officeooo:paragraph-rsid="002e7d2e"/>
    </style:style>
    <style:style style:name="P73" style:family="paragraph" style:parent-style-name="Text_20_body">
      <style:text-properties officeooo:paragraph-rsid="0030c225"/>
    </style:style>
    <style:style style:name="P74" style:family="paragraph" style:parent-style-name="Text_20_body">
      <style:text-properties officeooo:paragraph-rsid="003373ca"/>
    </style:style>
    <style:style style:name="P75" style:family="paragraph" style:parent-style-name="Text_20_body">
      <style:text-properties officeooo:paragraph-rsid="0034b9ba"/>
    </style:style>
    <style:style style:name="P76" style:family="paragraph" style:parent-style-name="Text_20_body">
      <style:text-properties officeooo:paragraph-rsid="00355cdc"/>
    </style:style>
    <style:style style:name="P77" style:family="paragraph" style:parent-style-name="Text_20_body">
      <style:text-properties officeooo:paragraph-rsid="00366202"/>
    </style:style>
    <style:style style:name="P78" style:family="paragraph" style:parent-style-name="Text_20_body">
      <style:text-properties officeooo:paragraph-rsid="0038417d"/>
    </style:style>
    <style:style style:name="P79" style:family="paragraph" style:parent-style-name="Text_20_body">
      <style:text-properties officeooo:paragraph-rsid="00390faf"/>
    </style:style>
    <style:style style:name="P80" style:family="paragraph" style:parent-style-name="Text_20_body" style:list-style-name="L4">
      <style:text-properties officeooo:paragraph-rsid="00390faf"/>
    </style:style>
    <style:style style:name="P81" style:family="paragraph" style:parent-style-name="Text_20_body" style:list-style-name="L4">
      <style:text-properties officeooo:paragraph-rsid="003af6d4"/>
    </style:style>
    <style:style style:name="P82" style:family="paragraph" style:parent-style-name="Text_20_body">
      <style:paragraph-properties fo:margin-left="0cm" fo:margin-right="0cm" fo:text-indent="0cm" style:auto-text-indent="false"/>
      <style:text-properties officeooo:rsid="00113cbc" officeooo:paragraph-rsid="0038417d"/>
    </style:style>
    <style:style style:name="P83"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fo:language="es" fo:country="AR" officeooo:paragraph-rsid="0023279e" style:letter-kerning="true" style:font-name-asian="DejaVu Sans" style:language-asian="zxx" style:country-asian="none" style:font-name-complex="Tahoma2" style:font-size-complex="12pt" style:language-complex="zxx" style:country-complex="none" fo:hyphenate="false" fo:hyphenation-remain-char-count="2" fo:hyphenation-push-char-count="2"/>
    </style:style>
    <style:style style:name="P84"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fo:language="es" fo:country="AR" officeooo:paragraph-rsid="0038417d" style:letter-kerning="true" style:font-name-asian="DejaVu Sans" style:language-asian="zxx" style:country-asian="none" style:font-name-complex="Tahoma2" style:font-size-complex="12pt" style:language-complex="zxx" style:country-complex="none" fo:hyphenate="false" fo:hyphenation-remain-char-count="2" fo:hyphenation-push-char-count="2"/>
    </style:style>
    <style:style style:name="P85" style:family="paragraph" style:parent-style-name="Codigo">
      <style:paragraph-properties fo:margin-top="0cm" fo:margin-bottom="0.212cm" fo:orphans="0" fo:widows="0" fo:hyphenation-ladder-count="no-limit" fo:background-color="transparent" style:text-autospace="ideograph-alpha" style:punctuation-wrap="hanging" style:line-break="strict" style:writing-mode="lr-tb">
        <style:background-image/>
      </style:paragraph-properties>
      <style:text-properties style:use-window-font-color="true" fo:language="es" fo:country="AR" fo:font-weight="normal" officeooo:paragraph-rsid="0023279e" style:letter-kerning="true" style:font-name-asian="DejaVu Sans" style:language-asian="zxx" style:country-asian="none" style:font-weight-asian="normal" style:font-name-complex="Tahoma2" style:font-size-complex="12pt" style:language-complex="zxx" style:country-complex="none" style:font-weight-complex="normal" fo:hyphenate="false" fo:hyphenation-remain-char-count="2" fo:hyphenation-push-char-count="2"/>
    </style:style>
    <style:style style:name="P86" style:family="paragraph" style:parent-style-name="Codigo">
      <style:paragraph-properties fo:margin-top="0cm" fo:margin-bottom="0.212cm" fo:orphans="0" fo:widows="0" fo:hyphenation-ladder-count="no-limit" fo:background-color="transparent" style:text-autospace="ideograph-alpha" style:punctuation-wrap="hanging" style:line-break="strict" style:writing-mode="lr-tb">
        <style:background-image/>
      </style:paragraph-properties>
      <style:text-properties style:use-window-font-color="true" fo:language="es" fo:country="AR" fo:font-style="italic" fo:font-weight="normal" officeooo:paragraph-rsid="0023279e" style:letter-kerning="true" style:font-name-asian="DejaVu Sans" style:language-asian="zxx" style:country-asian="none" style:font-style-asian="italic" style:font-weight-asian="normal" style:font-name-complex="Tahoma2" style:font-size-complex="12pt" style:language-complex="zxx" style:country-complex="none" style:font-style-complex="italic" style:font-weight-complex="normal" fo:hyphenate="false" fo:hyphenation-remain-char-count="2" fo:hyphenation-push-char-count="2"/>
    </style:style>
    <style:style style:name="T1" style:family="text">
      <style:text-properties officeooo:rsid="00116276"/>
    </style:style>
    <style:style style:name="T2" style:family="text">
      <style:text-properties officeooo:rsid="000d7912"/>
    </style:style>
    <style:style style:name="T3" style:family="text">
      <style:text-properties fo:font-weight="bold" style:font-weight-asian="bold" style:font-weight-complex="bold"/>
    </style:style>
    <style:style style:name="T4" style:family="text">
      <style:text-properties fo:font-weight="bold" officeooo:rsid="000d7912" style:font-weight-asian="bold" style:font-weight-complex="bold"/>
    </style:style>
    <style:style style:name="T5" style:family="text">
      <style:text-properties fo:font-weight="bold" officeooo:rsid="000e7aac" style:font-weight-asian="bold" style:font-weight-complex="bold"/>
    </style:style>
    <style:style style:name="T6" style:family="text">
      <style:text-properties fo:font-weight="bold" officeooo:rsid="0010b7fb" style:font-weight-asian="bold" style:font-weight-complex="bold"/>
    </style:style>
    <style:style style:name="T7" style:family="text">
      <style:text-properties fo:font-weight="bold" officeooo:rsid="00116276" style:font-weight-asian="bold" style:font-weight-complex="bold"/>
    </style:style>
    <style:style style:name="T8" style:family="text">
      <style:text-properties fo:font-weight="bold" officeooo:rsid="00128de4" style:font-weight-asian="bold" style:font-weight-complex="bold"/>
    </style:style>
    <style:style style:name="T9" style:family="text">
      <style:text-properties fo:font-weight="bold" officeooo:rsid="00204cc3" style:font-weight-asian="bold" style:font-weight-complex="bold"/>
    </style:style>
    <style:style style:name="T10" style:family="text">
      <style:text-properties fo:font-weight="bold" officeooo:rsid="00390faf" style:font-weight-asian="bold" style:font-weight-complex="bold"/>
    </style:style>
    <style:style style:name="T11" style:family="text">
      <style:text-properties fo:font-weight="bold" officeooo:rsid="003af6d4" style:font-weight-asian="bold" style:font-weight-complex="bold"/>
    </style:style>
    <style:style style:name="T12" style:family="text">
      <style:text-properties officeooo:rsid="000e7aac"/>
    </style:style>
    <style:style style:name="T13" style:family="text">
      <style:text-properties officeooo:rsid="0010b7fb"/>
    </style:style>
    <style:style style:name="T14" style:family="text">
      <style:text-properties officeooo:rsid="00128de4"/>
    </style:style>
    <style:style style:name="T15" style:family="text">
      <style:text-properties fo:font-weight="normal" style:font-weight-asian="normal" style:font-weight-complex="normal"/>
    </style:style>
    <style:style style:name="T16" style:family="text">
      <style:text-properties fo:font-weight="normal" officeooo:rsid="00128de4" style:font-weight-asian="normal" style:font-weight-complex="normal"/>
    </style:style>
    <style:style style:name="T17" style:family="text">
      <style:text-properties officeooo:rsid="00143735"/>
    </style:style>
    <style:style style:name="T18" style:family="text">
      <style:text-properties fo:color="#008000" officeooo:rsid="00143735"/>
    </style:style>
    <style:style style:name="T19" style:family="text">
      <style:text-properties fo:color="#008000" fo:font-weight="normal" officeooo:rsid="00128de4" style:font-weight-asian="normal" style:font-weight-complex="normal"/>
    </style:style>
    <style:style style:name="T20" style:family="text">
      <style:text-properties fo:color="#008000" fo:font-weight="normal" officeooo:rsid="00143735" style:font-weight-asian="normal" style:font-weight-complex="normal"/>
    </style:style>
    <style:style style:name="T21" style:family="text">
      <style:text-properties fo:color="#008000" officeooo:rsid="00128de4"/>
    </style:style>
    <style:style style:name="T22" style:family="text">
      <style:text-properties fo:font-style="italic" style:font-style-asian="italic" style:font-style-complex="italic"/>
    </style:style>
    <style:style style:name="T23" style:family="text">
      <style:text-properties fo:font-style="italic" officeooo:rsid="00143735" style:font-style-asian="italic" style:font-style-complex="italic"/>
    </style:style>
    <style:style style:name="T24" style:family="text">
      <style:text-properties fo:font-style="italic" officeooo:rsid="002067a1" style:font-style-asian="italic" style:font-style-complex="italic"/>
    </style:style>
    <style:style style:name="T25" style:family="text">
      <style:text-properties fo:font-style="italic" officeooo:rsid="001ee7d4" style:font-style-asian="italic" style:font-style-complex="italic"/>
    </style:style>
    <style:style style:name="T26" style:family="text">
      <style:text-properties fo:font-style="italic" officeooo:rsid="002ade34" style:font-style-asian="italic" style:font-style-complex="italic"/>
    </style:style>
    <style:style style:name="T27" style:family="text">
      <style:text-properties officeooo:rsid="0019c0bd"/>
    </style:style>
    <style:style style:name="T28" style:family="text">
      <style:text-properties officeooo:rsid="001b2a52"/>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text-underline-style="solid" style:text-underline-width="auto" style:text-underline-color="font-color" officeooo:rsid="0034b9ba"/>
    </style:style>
    <style:style style:name="T32" style:family="text">
      <style:text-properties style:text-underline-style="none" fo:font-weight="bold" style:font-weight-asian="bold" style:font-weight-complex="bold"/>
    </style:style>
    <style:style style:name="T33" style:family="text">
      <style:text-properties style:text-underline-style="none" officeooo:rsid="0034b9ba"/>
    </style:style>
    <style:style style:name="T34" style:family="text">
      <style:text-properties officeooo:rsid="001bcf40"/>
    </style:style>
    <style:style style:name="T35" style:family="text">
      <style:text-properties officeooo:rsid="001dbee6"/>
    </style:style>
    <style:style style:name="T36" style:family="text">
      <style:text-properties officeooo:rsid="00204cc3"/>
    </style:style>
    <style:style style:name="T37" style:family="text">
      <style:text-properties officeooo:rsid="00275563"/>
    </style:style>
    <style:style style:name="T38" style:family="text">
      <style:text-properties officeooo:rsid="001ee7d4"/>
    </style:style>
    <style:style style:name="T39" style:family="text">
      <style:text-properties officeooo:rsid="002067a1"/>
    </style:style>
    <style:style style:name="T40" style:family="text">
      <style:text-properties officeooo:rsid="002198c4"/>
    </style:style>
    <style:style style:name="T41" style:family="text">
      <style:text-properties officeooo:rsid="002098c9"/>
    </style:style>
    <style:style style:name="T42" style:family="text">
      <style:text-properties officeooo:rsid="0021849f"/>
    </style:style>
    <style:style style:name="T43" style:family="text">
      <style:text-properties officeooo:rsid="0022d840"/>
    </style:style>
    <style:style style:name="T44" style:family="text">
      <style:text-properties officeooo:rsid="0023279e"/>
    </style:style>
    <style:style style:name="T45" style:family="text">
      <style:text-properties officeooo:rsid="00250b51"/>
    </style:style>
    <style:style style:name="T46" style:family="text">
      <style:text-properties officeooo:rsid="0027ef30"/>
    </style:style>
    <style:style style:name="T47" style:family="text">
      <style:text-properties officeooo:rsid="00289ad5"/>
    </style:style>
    <style:style style:name="T48" style:family="text">
      <style:text-properties officeooo:rsid="0029f52b"/>
    </style:style>
    <style:style style:name="T49" style:family="text">
      <style:text-properties officeooo:rsid="002ade34"/>
    </style:style>
    <style:style style:name="T50" style:family="text">
      <style:text-properties fo:font-style="normal" style:font-style-asian="normal" style:font-style-complex="normal"/>
    </style:style>
    <style:style style:name="T51" style:family="text">
      <style:text-properties fo:font-style="normal" officeooo:rsid="002ade34" style:font-style-asian="normal" style:font-style-complex="normal"/>
    </style:style>
    <style:style style:name="T52" style:family="text">
      <style:text-properties officeooo:rsid="002cb5bb"/>
    </style:style>
    <style:style style:name="T53" style:family="text">
      <style:text-properties officeooo:rsid="002e7d2e"/>
    </style:style>
    <style:style style:name="T54" style:family="text">
      <style:text-properties officeooo:rsid="0030c225"/>
    </style:style>
    <style:style style:name="T55" style:family="text">
      <style:text-properties officeooo:rsid="003373ca"/>
    </style:style>
    <style:style style:name="T56" style:family="text">
      <style:text-properties officeooo:rsid="0034b9ba"/>
    </style:style>
    <style:style style:name="T57" style:family="text">
      <style:text-properties officeooo:rsid="00355cdc"/>
    </style:style>
    <style:style style:name="T58" style:family="text">
      <style:text-properties officeooo:rsid="00366202"/>
    </style:style>
    <style:style style:name="T59" style:family="text">
      <style:text-properties officeooo:rsid="0038417d"/>
    </style:style>
    <style:style style:name="T60" style:family="text">
      <style:text-properties officeooo:rsid="00390faf"/>
    </style:style>
    <style:style style:name="T61" style:family="text">
      <style:text-properties officeooo:rsid="003af6d4"/>
    </style:style>
    <style:style style:name="T62" style:family="text">
      <style:text-properties officeooo:rsid="003b52ad"/>
    </style:style>
    <style:style style:name="fr1" style:family="graphic" style:parent-style-name="OLE">
      <style:graphic-properties style:run-through="foreground" style:wrap="run-through" style:number-wrapped-paragraphs="no-limit" style:vertical-pos="from-top" style:horizontal-pos="from-left" style:horizontal-rel="page" draw:ole-draw-aspect="1"/>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108cm" fo:text-indent="-0.635cm" fo:margin-left="3.1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43cm" fo:text-indent="-0.635cm" fo:margin-left="3.74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378cm" fo:text-indent="-0.635cm" fo:margin-left="4.37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13cm" fo:text-indent="-0.635cm" fo:margin-left="5.01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48cm" fo:text-indent="-0.635cm" fo:margin-left="5.64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283cm" fo:text-indent="-0.635cm" fo:margin-left="6.2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18cm" fo:text-indent="-0.635cm" fo:margin-left="6.91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53cm" fo:text-indent="-0.635cm" fo:margin-left="7.55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88cm" fo:text-indent="-0.635cm" fo:margin-left="8.18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23cm" fo:text-indent="-0.635cm" fo:margin-left="8.823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484cm" fo:text-indent="-0.635cm" fo:margin-left="8.4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nunciado</text:h>
      <text:h text:style-name="P40" text:outline-level="2"><text:span text:style-name="T46">Objetivo</text:span></text:h>
      <text:p text:style-name="P18"><text:span text:style-name="T52">Cumplir con todas las misiones para alcanzar el rango de Piloto de Nave de Combate de la Civilización Humana.</text:span></text:p>
      <text:h text:style-name="Heading_20_2" text:outline-level="2">Desarrollo</text:h>
      <text:p text:style-name="P79"><text:span text:style-name="T60">El conjunto de Misiones planteado deben ser llevados a cabo programando la solución con la Batalla Espacial.</text:span></text:p>
      <text:p text:style-name="P79"><text:span text:style-name="T60">Para cada una de las Misiones se indica:</text:span></text:p>
      <text:list xml:id="list289065627" text:style-name="L4">
        <text:list-item>
          <text:p text:style-name="P80"><text:span text:style-name="T10">Objetivo</text:span><text:span text:style-name="T60">: meta a alcanzar</text:span></text:p>
        </text:list-item>
        <text:list-item>
          <text:p text:style-name="P80"><text:span text:style-name="T10">Descripción</text:span><text:span text:style-name="T60">: detalle de los requerimientos que la solución debe cumplir. Restricciones y supuestos considerados</text:span></text:p>
        </text:list-item>
        <text:list-item>
          <text:p text:style-name="P80"><text:span text:style-name="T10">Dificultad</text:span><text:span text:style-name="T60">: cantidad que estrellas </text:span><text:span text:style-name="T60">que describen la complejidad de la misión.</text:span></text:p>
        </text:list-item>
        <text:list-item>
          <text:p text:style-name="P81"><text:span text:style-name="T11">Adicional</text:span><text:span text:style-name="T61">: (opcional) reformulación o amplicación de la misión que permite explorar nuevos aspectos de la solución construida.</text:span></text:p>
        </text:list-item>
      </text:list>
      <text:h text:style-name="P42" text:outline-level="2"><text:span text:style-name="T41">Misi</text:span><text:span text:style-name="T42">ó</text:span><text:span text:style-name="T41">n: Patrullar Base</text:span></text:h>
      <text:h text:style-name="Heading_20_3" text:outline-level="3"><text:span text:style-name="T53">Objetivo</text:span></text:h>
      <text:p text:style-name="P67"><text:span text:style-name="T38">Usar una Nave anclada en la Base para que realice un recorrido alrededor de la misma.</text:span></text:p>
      <text:h text:style-name="Heading_20_3" text:outline-level="3"><text:span text:style-name="T53">Dificultad</text:span></text:h>
      <text:p text:style-name="P72"><text:span text:style-name="T53">1</text:span><text:span text:style-name="T54"> estrella</text:span></text:p>
      <text:h text:style-name="Heading_20_3" text:outline-level="3"><text:span text:style-name="T54">Adicional</text:span></text:h>
      <text:p text:style-name="P73"><text:span text:style-name="T54">Repetir el recorrido mientras se mantiene una distancia de un casillero a la Base.</text:span></text:p>
      <text:h text:style-name="Heading_20_2" text:outline-level="2"><text:span text:style-name="T42">Misión: Destruir Asteroide</text:span></text:h>
      <text:h text:style-name="Heading_20_3" text:outline-level="3"><text:span text:style-name="T54">Objetivo</text:span></text:h>
      <text:p text:style-name="P68"><text:span text:style-name="T42">Destruir el Asteroide más cercano a la Base.</text:span></text:p>
      <text:h text:style-name="Heading_20_3" text:outline-level="3"><text:span text:style-name="T54">Dificultad</text:span></text:h>
      <text:p text:style-name="P73"><text:span text:style-name="T54">1 estrella</text:span></text:p>
      <text:h text:style-name="Heading_20_3" text:outline-level="3"><text:span text:style-name="T54">Adicional</text:span></text:h>
      <text:p text:style-name="P73"><text:span text:style-name="T54">Destruir otras Piezas y comparar la cantidad de ataques que fueron necesarios.</text:span></text:p>
      <text:h text:style-name="P41" text:outline-level="2"><text:span text:style-name="T48">Misión: Rebote</text:span></text:h>
      <text:h text:style-name="Heading_20_3" text:outline-level="3"><text:span text:style-name="T54">Objetivo</text:span></text:h>
      <text:p text:style-name="P74"><text:span text:style-name="T55">Construir una Misión en la que una Nave </text:span><text:span text:style-name="T56">se aleje y acerque a la Base repetidas veces aumentando la distancia progresivamente hasta encontrar un obstáculo. <text:s/></text:span></text:p>
      <text:h text:style-name="Heading_20_3" text:outline-level="3"><text:span text:style-name="T55">Descripcion</text:span></text:h>
      <text:p text:style-name="P71"><text:span text:style-name="T48">Implementar la clase MisionRebote a partir de la siguiente interfaz:</text:span></text:p>
      <text:p text:style-name="Código"><text:span text:style-name="T3">class</text:span> MisionRebote {</text:p>
      <text:p text:style-name="Código"/>
      <text:p text:style-name="P60"><text:s text:c="4"/>/* pre : <text:span text:style-name="T39">E</text:span><text:span text:style-name="T38">xiste al menos una nave anclada en la Base.</text:span></text:p>
      <text:p text:style-name="P64"><text:span text:style-name="T22"><text:s text:c="5"/>*<text:line-break/> <text:s text:c="4"/>* post: </text:span><text:span text:style-name="T26">Hace que una Nave anclada en la Base </text:span><text:span text:style-name="T22">repita la maniobra de avanzar hacia<text:line-break/> <text:s text:c="4"/>* <text:s text:c="6"/>el NORTE y regresar a la Base incrementando la distancia en cada<text:line-break/> <text:s text:c="4"/>* <text:s text:c="6"/>oportunidad, hasta que se encuentre c</text:span><text:span text:style-name="T26">on otra Pieza.</text:span><text:span text:style-name="T22"> <text:s text:c="2"/><text:line-break/> <text:s text:c="4"/>*/ </text:span><text:line-break/> <text:s text:c="3"/><text:span text:style-name="T32">void</text:span> ejecutar<text:span text:style-name="T48">(</text:span>) {</text:p>
      <text:p text:style-name="P64"/>
      <text:p text:style-name="P65"><text:s text:c="8"/>// <text:span text:style-name="T49">implementar</text:span></text:p>
      <text:p text:style-name="P64"><text:soft-page-break/><text:s text:c="4"/>}</text:p>
      <text:p text:style-name="Código"><text:span text:style-name="T48">}</text:span></text:p>
      <text:h text:style-name="P44" text:outline-level="3"><text:span text:style-name="T55">Dificultad</text:span></text:h>
      <text:p text:style-name="P74"><text:span text:style-name="T55">2 estrellas</text:span></text:p>
      <text:h text:style-name="Heading_20_2" text:outline-level="2"><text:span text:style-name="T39">Misi</text:span><text:span text:style-name="T42">ó</text:span><text:span text:style-name="T39">n: Zig</text:span><text:span text:style-name="T57">Z</text:span><text:span text:style-name="T39">ag</text:span></text:h>
      <text:h text:style-name="Heading_20_3" text:outline-level="3"><text:span text:style-name="T56">Objetivo</text:span></text:h>
      <text:p text:style-name="P75"><text:span text:style-name="T55">Construir una Misión en la que una Nave </text:span><text:span text:style-name="T56">se aleje de la Base siguiendo un recorrido en </text:span><text:span text:style-name="T33">zigzag</text:span><text:span text:style-name="T56"> de amplitud creciente.</text:span></text:p>
      <text:h text:style-name="Heading_20_3" text:outline-level="3"><text:span text:style-name="T56">Descripción</text:span></text:h>
      <text:p text:style-name="P75"><text:span text:style-name="T39">Implementar l</text:span><text:span text:style-name="T38">a clase Mision</text:span><text:span text:style-name="T39">ZigZag </text:span><text:span text:style-name="T38">a partir de la siguiente interfaz</text:span><text:span text:style-name="T39">:</text:span></text:p>
      <text:p text:style-name="P62"><text:span text:style-name="T9">class</text:span><text:span text:style-name="T36"> Mision</text:span><text:span text:style-name="T40">ZigZag</text:span><text:span text:style-name="T36"> {</text:span></text:p>
      <text:p text:style-name="P52"/>
      <text:p text:style-name="P59"><text:span text:style-name="T36"><text:s text:c="4"/>/* </text:span><text:span text:style-name="T38">pre : </text:span><text:span text:style-name="T39">E</text:span><text:span text:style-name="T38">xiste al menos una nave anclada en la Base.</text:span></text:p>
      <text:p text:style-name="P59"><text:span text:style-name="T38"><text:s text:c="5"/>* <text:s text:c="6"/></text:span><text:span text:style-name="T39">No existen otras Piezas en el Tablero.</text:span></text:p>
      <text:p text:style-name="P59"><text:span text:style-name="T38"><text:s text:c="5"/>*</text:span></text:p>
      <text:p text:style-name="P59"><text:span text:style-name="T38"><text:s text:c="5"/>* </text:span><text:span text:style-name="T39">post: </text:span><text:span text:style-name="T36">Lleva una Nave anclada en la Base, para </text:span><text:span text:style-name="T40">que se avance en dirección<text:line-break/> <text:s text:c="4"/>* <text:s text:c="6"/>NORTE pero oscilando de ESTE a OESTE, incrementando <text:line-break/> <text:s text:c="4"/>* <text:s text:c="6"/>progresivamente la amplitud de la oscilación </text:span><text:span text:style-name="T37">hasta encontrarse<text:line-break/> <text:s text:c="4"/>* <text:s text:c="6"/>a 6 casilleros en dirección NORTE de la Base.</text:span></text:p>
      <text:p text:style-name="P58"><text:s text:c="5"/>*/ </text:p>
      <text:p text:style-name="P62"><text:span text:style-name="T36"><text:s text:c="4"/></text:span><text:span text:style-name="T9">void</text:span><text:span text:style-name="T36"> ejecutar() { </text:span></text:p>
      <text:p text:style-name="P52"><text:s text:c="4"/></text:p>
      <text:p text:style-name="P56"><text:s text:c="8"/>// implementar</text:p>
      <text:p text:style-name="P52"><text:s text:c="4"/>}</text:p>
      <text:p text:style-name="P52">}</text:p>
      <text:p text:style-name="P52"/>
      <text:p text:style-name="P53"><text:span text:style-name="T39"><draw:frame draw:style-name="fr1" draw:name="Objeto2" text:anchor-type="as-char" svg:y="-4.646cm" svg:width="7.657cm" svg:height="8.834cm" draw:z-index="1"><draw:object xlink:href="./Object 2" xlink:type="simple" xlink:show="embed" xlink:actuate="onLoad"/><draw:image xlink:href="./ObjectReplacements/Object 2" xlink:type="simple" xlink:show="embed" xlink:actuate="onLoad"/><svg:desc>Objeto OLE</svg:desc></draw:frame></text:span></text:p>
      <text:h text:style-name="P45" text:outline-level="3"><text:soft-page-break/><text:span text:style-name="T57">Dificultad</text:span></text:h>
      <text:p text:style-name="P76"><text:span text:style-name="T57">3 estrellas</text:span></text:p>
      <text:h text:style-name="Heading_20_3" text:outline-level="3"><text:span text:style-name="T57">Adicional</text:span></text:h>
      <text:p text:style-name="P76"><text:span text:style-name="T57">Destruir todo Asteroide que se interponga en el recorrido de la Nave.</text:span></text:p>
      <text:h text:style-name="Heading_20_2" text:outline-level="2"><text:span text:style-name="T34">Misión: </text:span><text:span text:style-name="T38">E</text:span><text:span text:style-name="T35">spiral</text:span></text:h>
      <text:h text:style-name="P46" text:outline-level="3"><text:span text:style-name="T56">Objetivo</text:span></text:h>
      <text:p text:style-name="P77"><text:span text:style-name="T55">Construir una Misión en la que una Nave </text:span><text:span text:style-name="T58">se aleje</text:span><text:span text:style-name="T56"> de la Base </text:span><text:span text:style-name="T58">mientras gira alrededor </text:span><text:span text:style-name="T59">hasta encontrarse con otra Pieza</text:span><text:span text:style-name="T58">.</text:span></text:p>
      <text:h text:style-name="Heading_20_3" text:outline-level="3"><text:span text:style-name="T58">Descripción</text:span></text:h>
      <text:p text:style-name="Text_20_body">Implementar l<text:span text:style-name="T38">a clase MisionEspiral</text:span> <text:span text:style-name="T38">a partir de la siguiente interfaz</text:span>:</text:p>
      <text:p text:style-name="P61"><text:span text:style-name="T9">class</text:span><text:span text:style-name="T36"> MisionEspiral {</text:span></text:p>
      <text:p text:style-name="P51"/>
      <text:p text:style-name="P59"><text:span text:style-name="T36"><text:s text:c="4"/>/* </text:span><text:span text:style-name="T38">pre : </text:span><text:span text:style-name="T39">E</text:span><text:span text:style-name="T38">xiste al menos una </text:span><text:span text:style-name="T39">N</text:span><text:span text:style-name="T38">ave anclada en la Base.<text:line-break/> <text:s text:c="4"/>* <text:s text:c="6"/></text:span></text:p>
      <text:p text:style-name="P59"><text:span text:style-name="T38"><text:s text:c="5"/>* post: </text:span><text:span text:style-name="T39">Toma</text:span><text:span text:style-name="T36"> </text:span><text:span text:style-name="T38">una</text:span><text:span text:style-name="T36"> Nave anclada en la Base, para que gire entorno a la Base <text:line-break/> <text:s text:c="4"/>* <text:s text:c="6"/>en sentido horario alejándose de ella a medida que completa cada <text:line-break/> <text:s text:c="4"/>* <text:s text:c="6"/>vuelta, </text:span><text:span text:style-name="T37">hasta </text:span><text:span text:style-name="T39">encontrarse con cualquier otra Pieza que la obstaculice.</text:span><text:span text:style-name="T36"> <text:s text:c="2"/></text:span></text:p>
      <text:p text:style-name="P57"><text:s text:c="5"/>*/ </text:p>
      <text:p text:style-name="P61"><text:span text:style-name="T36"><text:s text:c="4"/></text:span><text:span text:style-name="T9">void</text:span><text:span text:style-name="T36"> ejecutar() { </text:span></text:p>
      <text:p text:style-name="P51"><text:s text:c="4"/></text:p>
      <text:p text:style-name="P55"><text:s text:c="8"/>// implementar</text:p>
      <text:p text:style-name="P51"><text:s text:c="4"/>}</text:p>
      <text:p text:style-name="P51">}</text:p>
      <text:p text:style-name="P51"/>
      <text:p text:style-name="P66"><draw:frame draw:style-name="fr1" draw:name="Objeto3" text:anchor-type="as-char" svg:y="-4.752cm" svg:width="7.659cm" svg:height="7.41cm" draw:z-index="0"><draw:object xlink:href="./Object 1" xlink:type="simple" xlink:show="embed" xlink:actuate="onLoad"/><draw:image xlink:href="./ObjectReplacements/Object 1" xlink:type="simple" xlink:show="embed" xlink:actuate="onLoad"/><svg:desc>Objeto OLE</svg:desc></draw:frame></text:p>
      <text:h text:style-name="Heading_20_3" text:outline-level="3"><text:span text:style-name="T59">Dificultad</text:span></text:h>
      <text:p text:style-name="P78"><text:span text:style-name="T59">4 estrellas</text:span></text:p>
      <text:h text:style-name="Heading_20_2" text:outline-level="2"><text:soft-page-break/><text:span text:style-name="T43">Misión: Defender Base Secundaria</text:span></text:h>
      <text:h text:style-name="Heading_20_3" text:outline-level="3"><text:span text:style-name="T59">Objetivo</text:span></text:h>
      <text:p text:style-name="P84"><text:span text:style-name="T59">Encontrar la Base Secundaria y destruir las Naves enemigas que están en sus proximidades.</text:span></text:p>
      <text:h text:style-name="Heading_20_3" text:outline-level="3"><text:span text:style-name="T59">Descripción</text:span></text:h>
      <text:p text:style-name="P83"><text:span text:style-name="T44">Utilizar las Naves ancladas en la Base Primaria para destruir todas la Naves enemigas que se encuentren en casilleros contiguos a la Base Secundaria.</text:span></text:p>
      <text:p text:style-name="P83"><text:span text:style-name="T44">A</text:span>l OESTE de la Base <text:span text:style-name="T44">Primaria, en la que están ancladas 3 Naves</text:span>, a una distancia no conocida existe un Contenedor. <text:s/>Al NORTE de ese Contenedor y a distancia desconocida, hay una secuencia horizontal de Asteroides. No se conoce cuantos Asteroides están alineados, pero se sabe que al final de dicha secuencia en dirección OESTE está localizada la Base Secundaria.</text:p>
      <text:h text:style-name="Heading_20_3" text:outline-level="3"><text:span text:style-name="T59">Dificultad</text:span></text:h>
      <text:p text:style-name="P84"><text:span text:style-name="T59">3 estrellas</text:span></text:p>
      <text:h text:style-name="Heading_20_3" text:outline-level="3"><text:span text:style-name="T59">Adicional</text:span></text:h>
      <text:p text:style-name="P84"><text:span text:style-name="T59">Utilizar 3 Naves para cumplir con la misión, </text:span></text:p>
      <text:h text:style-name="Heading_20_2" text:outline-level="2"><text:span text:style-name="T45">Misión: Sube y Baja</text:span></text:h>
      <text:h text:style-name="Heading_20_3" text:outline-level="3"><text:span text:style-name="T59">Objetivo</text:span></text:h>
      <text:p text:style-name="P78"><text:span text:style-name="T55">Construir una Misión en la que </text:span><text:span text:style-name="T59">dos Naves realicen maniobras coordinadas. </text:span></text:p>
      <text:h text:style-name="Heading_20_3" text:outline-level="3"><text:span text:style-name="T59">Descripción</text:span></text:h>
      <text:p text:style-name="P69"><text:span text:style-name="T45">Implementar el método ejecutar de la clase MisionSubeBaja a partir de la siguiente interfaz:</text:span></text:p>
      <text:p text:style-name="Código"><text:span text:style-name="T3">class</text:span> MisionSubeBaja {</text:p>
      <text:p text:style-name="Código"/>
      <text:p text:style-name="P63"><text:s text:c="4"/>/* pre : naveAlfa y naveBeta están en el espacio, alineadas verticalmente.</text:p>
      <text:p text:style-name="P63"><text:s text:c="5"/>* <text:s text:c="10"/><text:line-break/> <text:s text:c="4"/>* post: naveAlfa se mueve de <text:span text:style-name="T45">NORTE</text:span> a S<text:span text:style-name="T45">UR</text:span> y de <text:span text:style-name="T45">SUR</text:span> a N<text:span text:style-name="T45">ORTE</text:span> con amplitud<text:line-break/> <text:s text:c="4"/>* <text:s text:c="6"/>creciente (1 al N<text:span text:style-name="T45">ORTE</text:span>, 2 al S<text:span text:style-name="T45">UR</text:span>, 3 al N<text:span text:style-name="T45">ORTE</text:span>, 4 al S<text:span text:style-name="T45">UR</text:span>, etc.), hasta<text:line-break/> <text:s text:c="4"/>* <text:s text:c="6"/>encontrar un obstáculo.<text:line-break/> <text:s text:c="4"/>* <text:s text:c="6"/><text:span text:style-name="T45">n</text:span>aveBeta se mueve en dirección contraria a naveAlfa, siguiendo<text:line-break/> <text:s text:c="4"/>* <text:s text:c="6"/>su mismo patrón, pero destruyendo cualquier obstáculo que se<text:line-break/> <text:s text:c="4"/>* <text:s text:c="6"/>interponga.<text:line-break/> <text:s text:c="4"/>* <text:s text:c="6"/>Devuelve la cantidad de veces en las que estuvieron alineadas ambas<text:line-break/> <text:s text:c="4"/>* <text:s text:c="6"/>naves.<text:line-break/> <text:s text:c="4"/>*/ <text:line-break/> <text:s text:c="3"/><text:span text:style-name="T3">int </text:span>ejecutar(Nave naveAlfa, Nave naveBeta) {</text:p>
      <text:p text:style-name="Código"/>
      <text:p text:style-name="P54"><text:s text:c="8"/>// <text:span text:style-name="T45">implementar</text:span></text:p>
      <text:p text:style-name="P54"><text:span text:style-name="T45"/></text:p>
      <text:p text:style-name="Código"><text:s text:c="4"/>}</text:p>
      <text:p text:style-name="Código"><text:span text:style-name="T45">}</text:span></text:p>
      <text:h text:style-name="Heading_20_3" text:outline-level="3"><text:soft-page-break/><text:span text:style-name="T59">Dificultad</text:span></text:h>
      <text:p text:style-name="P70"><text:span text:style-name="T59">3 estrellas</text:span></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urier New2" svg:font-family="'Courier New'" style:font-family-generic="modern"/>
    <style:font-face style:name="Arial2" svg:font-family="Arial" style:font-adornments="Predeterminado"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 svg:font-family="'DejaVu Sans'" style:font-pitch="variable"/>
    <style:font-face style:name="Lohit Hindi" svg:font-family="'Lohit Hindi'" style:font-pitch="variable"/>
    <style:font-face style:name="Osaka" svg:font-family="Osaka"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wiss" style:font-pitch="variable"/>
    <style:font-face style:name="Verdana" svg:font-family="Verdana"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es" style:country-asian="AR" style:font-size-complex="12pt" style:language-complex="es" style:country-complex="A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1" style:font-size-asian="12pt" style:language-asian="es" style:country-asian="AR" style:font-name-complex="Tahoma" style:font-size-complex="12pt" style:language-complex="es" style:country-complex="A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0cm" fo:margin-right="0cm" fo:margin-top="0cm" fo:margin-bottom="0.212cm" fo:line-height="150%" fo:text-indent="1.499cm" style:auto-text-indent="false" style:page-number="auto" fo:background-color="transparent" style:shadow="none">
        <style:tab-stops/>
        <style:background-image/>
      </style:paragraph-properties>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2"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ódigo" style:family="paragraph" style:parent-style-name="Standard">
      <style:paragraph-properties fo:margin-left="2cm" fo:margin-right="0cm" fo:text-indent="0cm" style:auto-text-indent="false"/>
      <style:text-properties style:font-name="DejaVu Sans Mono" fo:font-size="8pt" style:font-size-asian="12pt" style:font-name-complex="Courier New1" style:font-size-complex="12pt"/>
    </style:style>
    <style:style style:name="Heading_20_1" style:display-name="Heading 1" style:family="paragraph" style:parent-style-name="Heading" style:next-style-name="Text_20_body" style:default-outline-level="1">
      <style:paragraph-properties fo:text-align="start"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background-image/>
      </style:paragraph-properties>
      <style:text-properties fo:font-size="10pt" fo:font-weight="bold" style:font-size-asian="14pt" style:font-weight-asian="bold" style:font-size-complex="14pt" style:font-weight-complex="bold"/>
    </style:style>
    <style:style style:name="Footer" style:family="paragraph" style:parent-style-name="Standard"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text-properties style:font-name="Arial2" fo:font-size="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245cm" fo:margin-bottom="0cm"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000000" style:text-outline="false" style:text-line-through-style="none" style:font-name="Lucida Sans Unicode" fo:font-size="29pt" fo:font-style="normal" fo:text-shadow="none" style:text-underline-style="none" fo:font-weight="normal" style:font-name-asian="Lucida Sans Unicode" style:font-size-asian="29pt" style:font-style-asian="normal" style:font-weight-asian="normal" style:font-name-complex="Lucida Sans Unicode" style:font-size-complex="29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194cm" fo:margin-bottom="0cm">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Predeterminado_7e_LT_7e_Gliederung_20_3" style:display-name="Predeterminado~LT~Gliederung 3" style:family="paragraph" style:parent-style-name="Predeterminado_7e_LT_7e_Gliederung_20_2">
      <style:paragraph-properties fo:margin-top="0.176cm" fo:margin-bottom="0cm">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Predeterminado_7e_LT_7e_Gliederung_20_4" style:display-name="Predeterminado~LT~Gliederung 4" style:family="paragraph" style:parent-style-name="Predeterminado_7e_LT_7e_Gliederung_20_3">
      <style:paragraph-properties fo:margin-top="0.141cm" fo:margin-bottom="0cm">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75f55"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margin-top="0.245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29pt" fo:font-style="normal" fo:text-shadow="none" style:text-underline-style="none" fo:font-weight="normal" style:font-name-asian="Lucida Sans Unicode" style:font-size-asian="29pt" style:font-style-asian="normal" style:font-weight-asian="normal" style:font-name-complex="Lucida Sans Unicode" style:font-size-complex="29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left="0cm" fo:margin-right="0cm" fo:margin-top="0cm" fo:margin-bottom="0cm" style:line-height-at-least="3.018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Lucida Sans Unicode"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75f55"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fo:margin-left="0cm" fo:margin-right="0cm" fo:margin-top="0cm" fo:margin-bottom="0cm" style:line-height-at-least="3.018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Lucida Sans Unicode"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left="0cm" fo:margin-right="0cm" fo:margin-top="0.245cm" fo:margin-bottom="0cm"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000000" style:text-outline="false" style:text-line-through-style="none" style:font-name="Lucida Sans Unicode" fo:font-size="29pt" fo:font-style="normal" fo:text-shadow="none" style:text-underline-style="none" fo:font-weight="normal" style:font-name-asian="Lucida Sans Unicode" style:font-size-asian="29pt" style:font-style-asian="normal" style:font-weight-asian="normal" style:font-name-complex="Lucida Sans Unicode" style:font-size-complex="29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194cm" fo:margin-bottom="0cm">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Esquema_20_3" style:display-name="Esquema 3" style:family="paragraph" style:parent-style-name="Esquema_20_2">
      <style:paragraph-properties fo:margin-top="0.176cm" fo:margin-bottom="0cm">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Esquema_20_4" style:display-name="Esquema 4" style:family="paragraph" style:parent-style-name="Esquema_20_3">
      <style:paragraph-properties fo:margin-top="0.141cm" fo:margin-bottom="0cm">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Esquema_20_5" style:display-name="Esquema 5" style:family="paragraph" style:parent-style-name="Esquema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agraph-properties fo:margin-left="0cm" fo:margin-right="0cm" fo:margin-top="0.282cm" fo:margin-bottom="0cm" style:line-height-at-least="4.138cm" fo:text-align="start" style:justify-single-word="false" fo:text-indent="0cm" style:auto-text-indent="false" style:text-autospace="none" style:writing-mode="lr-tb">
        <style:tab-stops>
          <style:tab-stop style:position="0.083cm"/>
          <style:tab-stop style:position="1.332cm"/>
          <style:tab-stop style:position="2.579cm"/>
          <style:tab-stop style:position="3.828cm"/>
          <style:tab-stop style:position="5.075cm"/>
          <style:tab-stop style:position="6.324cm"/>
          <style:tab-stop style:position="7.571cm"/>
          <style:tab-stop style:position="8.819cm"/>
          <style:tab-stop style:position="10.067cm"/>
          <style:tab-stop style:position="11.315cm"/>
          <style:tab-stop style:position="12.562cm"/>
          <style:tab-stop style:position="13.811cm"/>
          <style:tab-stop style:position="15.058cm"/>
          <style:tab-stop style:position="16.307cm"/>
          <style:tab-stop style:position="17.554cm"/>
          <style:tab-stop style:position="18.803cm"/>
          <style:tab-stop style:position="20.05cm"/>
          <style:tab-stop style:position="21.297cm"/>
          <style:tab-stop style:position="22.546cm"/>
          <style:tab-stop style:position="23.795cm"/>
        </style:tab-stops>
      </style:paragraph-properties>
      <style:text-properties fo:color="#ffffff" style:text-outline="false" style:text-line-through-style="none" style:font-name="Osaka" fo:font-size="32pt" fo:font-style="normal" fo:text-shadow="none" style:text-underline-style="none" fo:font-weight="normal" style:letter-kerning="true" style:font-name-asian="Osaka" style:font-size-asian="32pt" style:font-style-asian="normal" style:font-weight-asian="normal" style:font-name-complex="Osaka" style:font-size-complex="32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top="0.245cm" fo:margin-bottom="0cm" style:line-height-at-least="3.593cm">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8pt" style:font-size-asian="28pt" style:font-size-complex="28pt"/>
    </style:style>
    <style:style style:name="Título1_7e_LT_7e_Gliederung_20_3" style:display-name="Título1~LT~Gliederung 3" style:family="paragraph" style:parent-style-name="Título1_7e_LT_7e_Gliederung_20_2">
      <style:paragraph-properties fo:margin-top="0.212cm" fo:margin-bottom="0cm" style:line-height-at-least="3.071cm">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4pt" style:font-size-asian="24pt" style:font-size-complex="24pt"/>
    </style:style>
    <style:style style:name="Título1_7e_LT_7e_Gliederung_20_4" style:display-name="Título1~LT~Gliederung 4" style:family="paragraph" style:parent-style-name="Título1_7e_LT_7e_Gliederung_20_3">
      <style:paragraph-properties fo:margin-top="0.176cm" fo:margin-bottom="0cm" style:line-height-at-least="2.551cm">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text-properties fo:font-size="20pt" style:font-size-asian="20pt" style:font-size-complex="20pt"/>
    </style:style>
    <style:style style:name="Título1_7e_LT_7e_Gliederung_20_5" style:display-name="Título1~LT~Gliederung 5" style:family="paragraph" style:parent-style-name="Título1_7e_LT_7e_Gliederung_20_4">
      <style:paragraph-properties>
        <style:tab-stops>
          <style:tab-stop style:position="1.062cm"/>
          <style:tab-stop style:position="2.311cm"/>
          <style:tab-stop style:position="3.558cm"/>
          <style:tab-stop style:position="4.807cm"/>
          <style:tab-stop style:position="6.054cm"/>
          <style:tab-stop style:position="7.303cm"/>
          <style:tab-stop style:position="8.55cm"/>
          <style:tab-stop style:position="9.798cm"/>
          <style:tab-stop style:position="11.045cm"/>
          <style:tab-stop style:position="12.294cm"/>
          <style:tab-stop style:position="13.541cm"/>
          <style:tab-stop style:position="14.79cm"/>
          <style:tab-stop style:position="16.037cm"/>
          <style:tab-stop style:position="17.286cm"/>
          <style:tab-stop style:position="18.533cm"/>
          <style:tab-stop style:position="19.782cm"/>
          <style:tab-stop style:position="21.029cm"/>
          <style:tab-stop style:position="22.276cm"/>
          <style:tab-stop style:position="23.525cm"/>
        </style:tab-stops>
      </style:paragraph-properties>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left="0cm" fo:margin-right="0cm" fo:margin-top="0cm" fo:margin-bottom="0cm" style:line-height-at-least="5.165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Osaka" fo:font-size="40pt" fo:font-style="normal" fo:text-shadow="none" style:text-underline-style="none" fo:font-weight="normal" style:letter-kerning="true" style:font-name-asian="Osaka" style:font-size-asian="40pt" style:font-style-asian="normal" style:font-weight-asian="normal" style:font-name-complex="Osaka" style:font-size-complex="40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left="0.194cm" fo:margin-right="0cm" fo:margin-top="0.282cm" fo:margin-bottom="0cm" style:line-height-at-least="4.138cm" fo:text-align="center" style:justify-single-word="false" fo:text-indent="0cm" style:auto-text-indent="false" style:text-autospace="none" style:writing-mode="lr-tb">
        <style:tab-stops>
          <style:tab-stop style:position="0cm"/>
          <style:tab-stop style:position="1.053cm"/>
          <style:tab-stop style:position="2.302cm"/>
          <style:tab-stop style:position="3.549cm"/>
          <style:tab-stop style:position="4.798cm"/>
          <style:tab-stop style:position="6.045cm"/>
          <style:tab-stop style:position="7.294cm"/>
          <style:tab-stop style:position="8.541cm"/>
          <style:tab-stop style:position="9.79cm"/>
          <style:tab-stop style:position="11.037cm"/>
          <style:tab-stop style:position="12.285cm"/>
          <style:tab-stop style:position="13.533cm"/>
          <style:tab-stop style:position="14.781cm"/>
          <style:tab-stop style:position="16.028cm"/>
          <style:tab-stop style:position="17.277cm"/>
          <style:tab-stop style:position="18.524cm"/>
          <style:tab-stop style:position="19.773cm"/>
          <style:tab-stop style:position="21.02cm"/>
          <style:tab-stop style:position="22.269cm"/>
          <style:tab-stop style:position="23.516cm"/>
          <style:tab-stop style:position="24.765cm"/>
        </style:tab-stops>
      </style:paragraph-properties>
      <style:text-properties fo:color="#ffffff" style:text-outline="false" style:text-line-through-style="none" style:font-name="Osaka" fo:font-size="32pt" fo:font-style="normal" fo:text-shadow="none" style:text-underline-style="none" fo:font-weight="normal" style:letter-kerning="true" style:font-name-asian="Osaka" style:font-size-asian="32pt" style:font-style-asian="normal" style:font-weight-asian="normal" style:font-name-complex="Osaka" style:font-size-complex="32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Título2_7e_LT_7e_Gliederung_20_1" style:display-name="Título2~LT~Gliederung 1" style:family="paragraph">
      <style:paragraph-properties fo:margin-left="0cm" fo:margin-right="0cm" fo:margin-top="0.245cm" fo:margin-bottom="0cm"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ffffff" style:text-outline="false" style:text-line-through-style="none" style:font-name="Lucida Sans Unicode" fo:font-size="29pt" fo:font-style="normal" fo:text-shadow="none" style:text-underline-style="none" fo:font-weight="normal" style:letter-kerning="true" style:font-name-asian="Lucida Sans Unicode" style:font-size-asian="29pt" style:font-style-asian="normal" style:font-weight-asian="normal" style:font-name-complex="Lucida Sans Unicode" style:font-size-complex="29pt" style:font-style-complex="normal" style:font-weight-complex="normal" style:text-emphasize="none" style:text-overline-style="none" style:text-overline-color="font-color"/>
    </style:style>
    <style:style style:name="Título2_7e_LT_7e_Gliederung_20_2" style:display-name="Título2~LT~Gliederung 2" style:family="paragraph" style:parent-style-name="Título2_7e_LT_7e_Gliederung_20_1">
      <style:paragraph-properties fo:margin-top="0.194cm" fo:margin-bottom="0cm">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Título2_7e_LT_7e_Gliederung_20_3" style:display-name="Título2~LT~Gliederung 3" style:family="paragraph" style:parent-style-name="Título2_7e_LT_7e_Gliederung_20_2">
      <style:paragraph-properties fo:margin-top="0.176cm" fo:margin-bottom="0cm">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Título2_7e_LT_7e_Gliederung_20_4" style:display-name="Título2~LT~Gliederung 4" style:family="paragraph" style:parent-style-name="Título2_7e_LT_7e_Gliederung_20_3">
      <style:paragraph-properties fo:margin-top="0.141cm" fo:margin-bottom="0cm">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Título2_7e_LT_7e_Gliederung_20_5" style:display-name="Título2~LT~Gliederung 5" style:family="paragraph" style:parent-style-name="Título2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Título2_7e_LT_7e_Gliederung_20_6" style:display-name="Título2~LT~Gliederung 6" style:family="paragraph" style:parent-style-name="Título2_7e_LT_7e_Gliederung_20_5"/>
    <style:style style:name="Título2_7e_LT_7e_Gliederung_20_7" style:display-name="Título2~LT~Gliederung 7" style:family="paragraph" style:parent-style-name="Título2_7e_LT_7e_Gliederung_20_6"/>
    <style:style style:name="Título2_7e_LT_7e_Gliederung_20_8" style:display-name="Título2~LT~Gliederung 8" style:family="paragraph" style:parent-style-name="Título2_7e_LT_7e_Gliederung_20_7"/>
    <style:style style:name="Título2_7e_LT_7e_Gliederung_20_9" style:display-name="Título2~LT~Gliederung 9" style:family="paragraph" style:parent-style-name="Título2_7e_LT_7e_Gliederung_20_8"/>
    <style:style style:name="Título2_7e_LT_7e_Titel" style:display-name="Título2~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ebddc3" style:text-outline="false" style:text-line-through-style="none" style:font-name="Lucida Sans Unicode" fo:font-size="44pt" fo:font-style="normal" fo:text-shadow="none" style:text-underline-style="none" fo:font-weight="normal" style:letter-kerning="true" style:font-name-asian="Lucida Sans Unicode" style:font-size-asian="44pt" style:font-style-asian="normal" style:font-weight-asian="normal" style:font-name-complex="Lucida Sans Unicode" style:font-size-complex="44pt" style:font-style-complex="normal" style:font-weight-complex="normal" style:text-emphasize="none" style:text-overline-style="none" style:text-overline-color="font-color"/>
    </style:style>
    <style:style style:name="Título2_7e_LT_7e_Untertitel" style:display-name="Título2~LT~Untertitel" style:family="paragraph">
      <style:paragraph-properties fo:margin-left="0cm" fo:margin-right="0cm" fo:margin-top="0.245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Lucida Sans Unicode" fo:font-size="29pt" fo:font-style="normal" fo:text-shadow="none" style:text-underline-style="none" fo:font-weight="normal" style:letter-kerning="true" style:font-name-asian="Lucida Sans Unicode" style:font-size-asian="29pt" style:font-style-asian="normal" style:font-weight-asian="normal" style:font-name-complex="Lucida Sans Unicode" style:font-size-complex="29pt" style:font-style-complex="normal" style:font-weight-complex="normal" style:text-emphasize="none" style:text-overline-style="none" style:text-overline-color="font-color"/>
    </style:style>
    <style:style style:name="Título2_7e_LT_7e_Notizen" style:display-name="Título2~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ítulo2_7e_LT_7e_Hintergrundobjekte" style:display-name="Título2~LT~Hintergrundobjekte" style:family="paragraph">
      <style:paragraph-properties style:text-autospace="none"/>
      <style:text-properties style:letter-kerning="true"/>
    </style:style>
    <style:style style:name="Título2_7e_LT_7e_Hintergrund" style:display-name="Título2~LT~Hintergrund" style:family="paragraph">
      <style:paragraph-properties fo:text-align="center" style:justify-single-word="false" style:text-autospace="none"/>
    </style:style>
    <style:style style:name="Título3_7e_LT_7e_Gliederung_20_1" style:display-name="Título3~LT~Gliederung 1" style:family="paragraph">
      <style:paragraph-properties fo:margin-left="0cm" fo:margin-right="0cm" fo:margin-top="0.245cm" fo:margin-bottom="0cm"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000000" style:text-outline="false" style:text-line-through-style="none" style:font-name="Lucida Sans Unicode" fo:font-size="29pt" fo:font-style="normal" fo:text-shadow="none" style:text-underline-style="none" fo:font-weight="normal" style:letter-kerning="true" style:font-name-asian="Lucida Sans Unicode" style:font-size-asian="29pt" style:font-style-asian="normal" style:font-weight-asian="normal" style:font-name-complex="Lucida Sans Unicode" style:font-size-complex="29pt" style:font-style-complex="normal" style:font-weight-complex="normal" style:text-emphasize="none" style:text-overline-style="none" style:text-overline-color="font-color"/>
    </style:style>
    <style:style style:name="Título3_7e_LT_7e_Gliederung_20_2" style:display-name="Título3~LT~Gliederung 2" style:family="paragraph" style:parent-style-name="Título3_7e_LT_7e_Gliederung_20_1">
      <style:paragraph-properties fo:margin-top="0.194cm" fo:margin-bottom="0cm">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Título3_7e_LT_7e_Gliederung_20_3" style:display-name="Título3~LT~Gliederung 3" style:family="paragraph" style:parent-style-name="Título3_7e_LT_7e_Gliederung_20_2">
      <style:paragraph-properties fo:margin-top="0.176cm" fo:margin-bottom="0cm">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Título3_7e_LT_7e_Gliederung_20_4" style:display-name="Título3~LT~Gliederung 4" style:family="paragraph" style:parent-style-name="Título3_7e_LT_7e_Gliederung_20_3">
      <style:paragraph-properties fo:margin-top="0.141cm" fo:margin-bottom="0cm">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Título3_7e_LT_7e_Gliederung_20_5" style:display-name="Título3~LT~Gliederung 5" style:family="paragraph" style:parent-style-name="Título3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Título3_7e_LT_7e_Gliederung_20_6" style:display-name="Título3~LT~Gliederung 6" style:family="paragraph" style:parent-style-name="Título3_7e_LT_7e_Gliederung_20_5"/>
    <style:style style:name="Título3_7e_LT_7e_Gliederung_20_7" style:display-name="Título3~LT~Gliederung 7" style:family="paragraph" style:parent-style-name="Título3_7e_LT_7e_Gliederung_20_6"/>
    <style:style style:name="Título3_7e_LT_7e_Gliederung_20_8" style:display-name="Título3~LT~Gliederung 8" style:family="paragraph" style:parent-style-name="Título3_7e_LT_7e_Gliederung_20_7"/>
    <style:style style:name="Título3_7e_LT_7e_Gliederung_20_9" style:display-name="Título3~LT~Gliederung 9" style:family="paragraph" style:parent-style-name="Título3_7e_LT_7e_Gliederung_20_8"/>
    <style:style style:name="Título3_7e_LT_7e_Titel" style:display-name="Título3~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75f55" style:text-outline="false" style:text-line-through-style="none" style:font-name="Lucida Sans Unicode" fo:font-size="44pt" fo:font-style="normal" fo:text-shadow="none" style:text-underline-style="none" fo:font-weight="normal" style:letter-kerning="true" style:font-name-asian="Lucida Sans Unicode" style:font-size-asian="44pt" style:font-style-asian="normal" style:font-weight-asian="normal" style:font-name-complex="Lucida Sans Unicode" style:font-size-complex="44pt" style:font-style-complex="normal" style:font-weight-complex="normal" style:text-emphasize="none" style:text-overline-style="none" style:text-overline-color="font-color"/>
    </style:style>
    <style:style style:name="Título3_7e_LT_7e_Untertitel" style:display-name="Título3~LT~Untertitel" style:family="paragraph">
      <style:paragraph-properties fo:margin-left="0cm" fo:margin-right="0cm" fo:margin-top="0.245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29pt" fo:font-style="normal" fo:text-shadow="none" style:text-underline-style="none" fo:font-weight="normal" style:letter-kerning="true" style:font-name-asian="Lucida Sans Unicode" style:font-size-asian="29pt" style:font-style-asian="normal" style:font-weight-asian="normal" style:font-name-complex="Lucida Sans Unicode" style:font-size-complex="29pt" style:font-style-complex="normal" style:font-weight-complex="normal" style:text-emphasize="none" style:text-overline-style="none" style:text-overline-color="font-color"/>
    </style:style>
    <style:style style:name="Título3_7e_LT_7e_Notizen" style:display-name="Título3~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ítulo3_7e_LT_7e_Hintergrundobjekte" style:display-name="Título3~LT~Hintergrundobjekte" style:family="paragraph">
      <style:paragraph-properties style:text-autospace="none"/>
      <style:text-properties style:letter-kerning="true"/>
    </style:style>
    <style:style style:name="Título3_7e_LT_7e_Hintergrund" style:display-name="Título3~LT~Hintergrund" style:family="paragraph">
      <style:paragraph-properties fo:text-align="center" style:justify-single-word="false" style:text-autospace="none"/>
    </style:style>
    <style:style style:name="Codigo" style:family="paragraph" style:parent-style-name="Text_20_body">
      <style:paragraph-properties fo:margin-left="1.499cm" fo:margin-right="0cm" fo:text-align="start" style:justify-single-word="false" fo:text-indent="0cm" style:auto-text-indent="false"/>
      <style:text-properties style:font-name="Courier New2" fo:font-size="9pt" style:font-size-asian="9pt"/>
    </style:style>
    <style:style style:name="Numbering_20_Symbols" style:display-name="Numbering Symbol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Instrucción" style:family="text">
      <style:text-properties style:font-name="Courier New1" fo:font-size="12pt" fo:language="en" fo:country="US" style:language-asian="en" style:country-asian="US" style:font-name-complex="Courier New1" style:font-size-complex="12pt"/>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min-label-width="0.635cm"/>
      </text:list-level-style-number>
      <text:list-level-style-number text:level="2" text:style-name="RTF_5f_Num_20_2_20_2" style:num-suffix="." style:num-format="1">
        <style:list-level-properties text:space-before="0.635cm" text:min-label-width="0.635cm"/>
      </text:list-level-style-number>
      <text:list-level-style-number text:level="3" text:style-name="RTF_5f_Num_20_2_20_3" style:num-suffix="." style:num-format="1">
        <style:list-level-properties text:space-before="1.27cm" text:min-label-width="0.635cm"/>
      </text:list-level-style-number>
      <text:list-level-style-number text:level="4" text:style-name="RTF_5f_Num_20_2_20_4" style:num-suffix="." style:num-format="1">
        <style:list-level-properties text:space-before="1.905cm" text:min-label-width="0.635cm"/>
      </text:list-level-style-number>
      <text:list-level-style-number text:level="5" text:style-name="RTF_5f_Num_20_2_20_5" style:num-suffix="." style:num-format="1">
        <style:list-level-properties text:space-before="2.54cm" text:min-label-width="0.635cm"/>
      </text:list-level-style-number>
      <text:list-level-style-number text:level="6" text:style-name="RTF_5f_Num_20_2_20_6" style:num-suffix="." style:num-format="1">
        <style:list-level-properties text:space-before="3.175cm" text:min-label-width="0.635cm"/>
      </text:list-level-style-number>
      <text:list-level-style-number text:level="7" text:style-name="RTF_5f_Num_20_2_20_7" style:num-suffix="." style:num-format="1">
        <style:list-level-properties text:space-before="3.81cm" text:min-label-width="0.635cm"/>
      </text:list-level-style-number>
      <text:list-level-style-number text:level="8" text:style-name="RTF_5f_Num_20_2_20_8" style:num-suffix="." style:num-format="1">
        <style:list-level-properties text:space-before="4.445cm" text:min-label-width="0.635cm"/>
      </text:list-level-style-number>
      <text:list-level-style-number text:level="9" text:style-name="RTF_5f_Num_20_2_20_9" style:num-suffix="." style:num-format="1">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7cm" table:align="margins"/>
    </style:style>
    <style:style style:name="Tabla4.A" style:family="table-column">
      <style:table-column-properties style:column-width="7.717cm" style:rel-column-width="29751*"/>
    </style:style>
    <style:style style:name="Tabla4.B" style:family="table-column">
      <style:table-column-properties style:column-width="9.283cm" style:rel-column-width="35784*"/>
    </style:style>
    <style:style style:name="Tabla4.A1" style:family="table-cell">
      <style:table-cell-properties fo:padding="0.097cm" fo:border="none"/>
    </style:style>
    <style:style style:name="MP1" style:family="paragraph" style:parent-style-name="Standard">
      <style:text-properties style:font-name="Verdana" fo:font-size="10pt" officeooo:rsid="0018740d" officeooo:paragraph-rsid="0018740d" style:font-size-asian="10pt" style:font-size-complex="10pt"/>
    </style:style>
    <style:style style:name="MP2" style:family="paragraph" style:parent-style-name="Table_20_Contents">
      <style:paragraph-properties fo:text-align="end" style:justify-single-word="false"/>
      <style:text-properties style:font-name="Verdana" fo:font-size="10pt" officeooo:rsid="0018740d" officeooo:paragraph-rsid="001b2a52" style:font-size-asian="10pt" style:font-size-complex="10pt"/>
    </style:style>
    <style:style style:name="MP3" style:family="paragraph" style:parent-style-name="Standard">
      <style:text-properties style:font-name="Verdana" fo:font-size="10pt" officeooo:rsid="0018740d" officeooo:paragraph-rsid="0019c0bd" style:font-size-asian="10pt" style:font-size-complex="10pt"/>
    </style:style>
    <style:style style:name="MP4" style:family="paragraph" style:parent-style-name="Standard">
      <style:text-properties style:font-name="Verdana"/>
    </style:style>
    <style:style style:name="MT1" style:family="text">
      <style:text-properties officeooo:rsid="001b2a52"/>
    </style:style>
    <style:style style:name="MT2" style:family="text">
      <style:text-properties officeooo:rsid="0019c0bd"/>
    </style:style>
    <style:style style:name="MT3" style:family="text">
      <style:text-properties officeooo:rsid="0011627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4" table:style-name="Tabla4">
          <table:table-column table:style-name="Tabla4.A"/>
          <table:table-column table:style-name="Tabla4.B"/>
          <table:table-row>
            <table:table-cell table:style-name="Tabla4.A1" office:value-type="string">
              <text:p text:style-name="MP1">Estructuras de Control</text:p>
            </table:table-cell>
            <table:table-cell table:style-name="Tabla4.A1" office:value-type="string">
              <text:p text:style-name="MP2"><text:span text:style-name="MT1">Plataforma Educativa</text:span></text:p>
            </table:table-cell>
          </table:table-row>
          <table:table-row>
            <table:table-cell table:style-name="Tabla4.A1" office:value-type="string">
              <text:p text:style-name="MP3"><text:span text:style-name="MT2">Enunciado</text:span></text:p>
            </table:table-cell>
            <table:table-cell table:style-name="Tabla4.A1" office:value-type="string">
              <text:p text:style-name="MP2"><text:span text:style-name="MT1">Batalla Espacial 2.0</text:span></text:p>
            </table:table-cell>
          </table:table-row>
        </table:table>
        <text:p text:style-name="MP4"/>
      </style:header>
      <style:footer>
        <text:p text:style-name="Footer"><text:span text:style-name="MT3"><text:page-number text:select-page="current">4</text:page-number></text:span><text:span text:style-name="MT3"> de </text:span><text:span text:style-name="MT3"><text:page-count>6</text:page-count></text:span></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Diego Fontdevila</meta:initial-creator>
    <meta:creation-date>2008-03-30T10:56:11</meta:creation-date>
    <dc:creator>Mariano Tugnarelli</dc:creator>
    <dc:date>2013-01-25T03:33:58</dc:date>
    <meta:editing-cycles>97</meta:editing-cycles>
    <meta:editing-duration>PT21H55M01S</meta:editing-duration>
    <meta:document-statistic meta:table-count="1" meta:image-count="0" meta:object-count="2" meta:page-count="6" meta:paragraph-count="103" meta:word-count="755" meta:character-count="482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247cm"/>
    </style:style>
    <style:style style:name="co2" style:family="table-column">
      <style:table-column-properties fo:break-before="auto" style:column-width="0.81cm"/>
    </style:style>
    <style:style style:name="co3" style:family="table-column">
      <style:table-column-properties fo:break-before="auto" style:column-width="0.801cm"/>
    </style:style>
    <style:style style:name="co4"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265cm" fo:break-before="auto" style:use-optimal-row-height="false"/>
    </style:style>
    <style:style style:name="ro3" style:family="table-row">
      <style:table-row-properties style:row-height="0.8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fo:margin-left="0cm"/>
    </style:style>
    <style:style style:name="ce2" style:family="table-cell" style:parent-style-name="Default">
      <style:table-cell-properties style:text-align-source="fix" style:repeat-content="false" fo:border="none" style:vertical-align="middle"/>
      <style:paragraph-properties fo:text-align="start" fo:margin-left="0cm"/>
      <style:text-properties style:font-name="OpenSymbol" style:font-name-asian="OpenSymbol" style:font-name-complex="OpenSymbol"/>
    </style:style>
    <style:style style:name="ce3" style:family="table-cell" style:parent-style-name="Default">
      <style:table-cell-properties style:text-align-source="fix" style:repeat-content="false" fo:border="0.002cm solid #000000"/>
      <style:paragraph-properties fo:text-align="center" fo:margin-left="0cm"/>
    </style:style>
    <style:style style:name="ce4" style:family="table-cell" style:parent-style-name="Default">
      <style:table-cell-properties style:text-align-source="fix" style:repeat-content="false" fo:border="none" style:vertical-align="top"/>
      <style:paragraph-properties fo:text-align="center" fo:margin-left="0cm"/>
      <style:text-properties style:font-name="OpenSymbol" style:font-name-asian="OpenSymbol" style:font-name-complex="OpenSymbol"/>
    </style:style>
    <style:style style:name="ce5" style:family="table-cell" style:parent-style-name="Default">
      <style:table-cell-properties style:text-align-source="fix" style:repeat-content="false" fo:background-color="transparent" fo:border="0.002cm solid #000000"/>
      <style:paragraph-properties fo:text-align="center" fo:margin-left="0cm"/>
    </style:style>
    <style:style style:name="ce6" style:family="table-cell" style:parent-style-name="Default">
      <style:table-cell-properties style:text-align-source="fix" style:repeat-content="false" fo:background-color="transparent" fo:border="0.002cm solid #000000" style:vertical-align="top"/>
      <style:paragraph-properties fo:text-align="center" fo:margin-left="0cm"/>
      <style:text-properties style:font-name="OpenSymbol" style:font-name-asian="OpenSymbol" style:font-name-complex="OpenSymbol"/>
    </style:style>
    <style:style style:name="ce7" style:family="table-cell" style:parent-style-name="Default">
      <style:table-cell-properties style:text-align-source="fix" style:repeat-content="false" fo:background-color="transparent" fo:border="0.002cm solid #000000"/>
      <style:paragraph-properties fo:text-align="center" fo:margin-left="0cm"/>
      <style:text-properties fo:font-weight="bold" style:font-weight-asian="bold" style:font-weight-complex="bold"/>
    </style:style>
    <style:style style:name="ce8" style:family="table-cell" style:parent-style-name="Default">
      <style:table-cell-properties style:text-align-source="fix" style:repeat-content="false" fo:border="none" style:vertical-align="middle"/>
      <style:paragraph-properties fo:text-align="end" fo:margin-left="0cm"/>
      <style:text-properties style:font-name="OpenSymbol" style:font-name-asian="OpenSymbol" style:font-name-complex="OpenSymbol"/>
    </style:style>
    <style:style style:name="ce9" style:family="table-cell" style:parent-style-name="Default">
      <style:table-cell-properties style:text-align-source="fix" style:repeat-content="false" fo:border="0.002cm solid #000000" style:vertical-align="middle"/>
      <style:paragraph-properties fo:text-align="end" fo:margin-left="0cm"/>
      <style:text-properties style:font-name="OpenSymbol" style:font-name-asian="OpenSymbol" style:font-name-complex="OpenSymbol"/>
    </style:style>
    <style:style style:name="ce10" style:family="table-cell" style:parent-style-name="Default">
      <style:table-cell-properties style:text-align-source="fix" style:repeat-content="false" fo:border="0.002cm solid #000000" style:vertical-align="top"/>
      <style:paragraph-properties fo:text-align="center" fo:margin-left="0cm"/>
      <style:text-properties style:font-name="OpenSymbol" style:font-name-asian="OpenSymbol" style:font-name-complex="OpenSymbol"/>
    </style:style>
    <style:style style:name="ce11" style:family="table-cell" style:parent-style-name="Default">
      <style:table-cell-properties style:text-align-source="fix" style:repeat-content="false" fo:border="none" style:vertical-align="bottom"/>
      <style:paragraph-properties fo:text-align="center" fo:margin-left="0cm"/>
      <style:text-properties style:font-name="OpenSymbol" style:font-name-asian="OpenSymbol" style:font-name-complex="OpenSymbol"/>
    </style:style>
    <style:style style:name="ce12" style:family="table-cell" style:parent-style-name="Default">
      <style:table-cell-properties style:text-align-source="fix" style:repeat-content="false" fo:border="0.002cm solid #000000" style:vertical-align="middle"/>
      <style:paragraph-properties fo:text-align="start" fo:margin-left="0cm"/>
      <style:text-properties style:font-name="OpenSymbol" style:font-name-asian="OpenSymbol" style:font-name-complex="OpenSymbol"/>
    </style:style>
    <style:style style:name="ce13"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14" style:family="table-cell" style:parent-style-name="Default">
      <style:table-cell-properties fo:background-color="#b3b3b3" style:text-align-source="fix" style:repeat-content="false" fo:border="0.002cm solid #000000" style:vertical-align="top"/>
      <style:paragraph-properties fo:text-align="center" fo:margin-left="0cm"/>
      <style:text-properties style:font-name="OpenSymbol" style:font-name-asian="OpenSymbol" style:font-name-complex="OpenSymbol"/>
    </style:style>
    <style:style style:name="ce15" style:family="table-cell" style:parent-style-name="Default">
      <style:table-cell-properties style:text-align-source="fix" style:repeat-content="false" fo:border="0.002cm solid #000000" style:vertical-align="bottom"/>
      <style:paragraph-properties fo:text-align="center" fo:margin-left="0cm"/>
      <style:text-properties style:font-name="OpenSymbol" style:font-name-asian="OpenSymbol" style:font-name-complex="OpenSymbol"/>
    </style:style>
    <style:style style:name="ce16" style:family="table-cell" style:parent-style-name="Default">
      <style:table-cell-properties style:text-align-source="fix" style:repeat-content="false" fo:background-color="transparent"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3" table:default-cell-style-name="ce10"/>
        <table:table-column table:style-name="co3" table:number-columns-repeated="4" table:default-cell-style-name="ce1"/>
        <table:table-column table:style-name="co3" table:default-cell-style-name="ce15"/>
        <table:table-column table:style-name="co3" table:default-cell-style-name="ce3"/>
        <table:table-column table:style-name="co1" table:default-cell-style-name="ce1"/>
        <table:table-column table:style-name="co3" table:number-columns-repeated="4" table:default-cell-style-name="ce1"/>
        <table:table-row table:style-name="ro1" table:number-rows-repeated="4">
          <table:table-cell/>
          <table:table-cell table:style-name="ce1" table:number-columns-repeated="3"/>
          <table:table-cell table:number-columns-repeated="4"/>
          <table:table-cell table:style-name="ce1" table:number-columns-repeated="2"/>
          <table:table-cell table:number-columns-repeated="5"/>
        </table:table-row>
        <table:table-row table:style-name="ro2">
          <table:table-cell/>
          <table:table-cell table:style-name="ce2"/>
          <table:table-cell table:style-name="ce4"/>
          <table:table-cell table:style-name="ce8"/>
          <table:table-cell table:style-name="ce11"/>
          <table:table-cell table:style-name="ce13"/>
          <table:table-cell/>
          <table:table-cell table:style-name="ce13"/>
          <table:table-cell table:style-name="ce1"/>
          <table:table-cell table:style-name="ce13"/>
          <table:table-cell/>
          <table:table-cell table:style-name="ce13"/>
          <table:table-cell table:number-columns-repeated="3"/>
        </table:table-row>
        <table:table-row table:style-name="ro3">
          <table:table-cell table:number-columns-repeated="3"/>
          <table:table-cell table:style-name="ce5" table:number-columns-repeated="6"/>
          <table:table-cell table:number-columns-repeated="6"/>
        </table:table-row>
        <table:table-row table:style-name="ro3">
          <table:table-cell table:number-columns-repeated="2"/>
          <table:table-cell table:style-name="ce6"/>
          <table:table-cell table:style-name="ce9" office:value-type="string">
            <text:p>→</text:p>
          </table:table-cell>
          <table:table-cell table:style-name="ce9" office:value-type="string">
            <text:p>→</text:p>
          </table:table-cell>
          <table:table-cell table:style-name="ce9" office:value-type="string">
            <text:p>→</text:p>
          </table:table-cell>
          <table:table-cell table:style-name="ce9" office:value-type="string">
            <text:p>→</text:p>
          </table:table-cell>
          <table:table-cell table:style-name="ce9" office:value-type="string">
            <text:p>→</text:p>
          </table:table-cell>
          <table:table-cell office:value-type="string">
            <text:p>↓</text:p>
          </table:table-cell>
          <table:table-cell/>
          <table:table-cell table:style-name="ce13"/>
          <table:table-cell table:number-columns-repeated="4"/>
        </table:table-row>
        <table:table-row table:style-name="ro3">
          <table:table-cell table:number-columns-repeated="3"/>
          <table:table-cell office:value-type="string">
            <text:p>↑</text:p>
          </table:table-cell>
          <table:table-cell table:style-name="ce9" office:value-type="string">
            <text:p>→</text:p>
          </table:table-cell>
          <table:table-cell table:style-name="ce9" office:value-type="string">
            <text:p>→</text:p>
          </table:table-cell>
          <table:table-cell table:style-name="ce9" office:value-type="string">
            <text:p>→</text:p>
          </table:table-cell>
          <table:table-cell table:style-name="ce15" office:value-type="string">
            <text:p>↓</text:p>
          </table:table-cell>
          <table:table-cell office:value-type="string">
            <text:p>↓</text:p>
          </table:table-cell>
          <table:table-cell table:number-columns-repeated="6"/>
        </table:table-row>
        <table:table-row table:style-name="ro3">
          <table:table-cell table:number-columns-repeated="2"/>
          <table:table-cell table:style-name="ce7"/>
          <table:table-cell office:value-type="string">
            <text:p>↑</text:p>
          </table:table-cell>
          <table:table-cell table:style-name="ce10" office:value-type="string">
            <text:p>↑</text:p>
          </table:table-cell>
          <table:table-cell table:style-name="ce9" office:value-type="string">
            <text:p>→</text:p>
          </table:table-cell>
          <table:table-cell table:style-name="ce15" office:value-type="string">
            <text:p>↓</text:p>
          </table:table-cell>
          <table:table-cell table:style-name="ce15" office:value-type="string">
            <text:p>↓</text:p>
          </table:table-cell>
          <table:table-cell office:value-type="string">
            <text:p>↓</text:p>
          </table:table-cell>
          <table:table-cell table:number-columns-repeated="2"/>
          <table:table-cell table:style-name="ce13"/>
          <table:table-cell table:number-columns-repeated="3"/>
        </table:table-row>
        <table:table-row table:style-name="ro3">
          <table:table-cell table:number-columns-repeated="3"/>
          <table:table-cell office:value-type="string">
            <text:p>↑</text:p>
          </table:table-cell>
          <table:table-cell table:style-name="ce10" office:value-type="string">
            <text:p>↑</text:p>
          </table:table-cell>
          <table:table-cell table:style-name="ce14" office:value-type="string">
            <text:p>↑</text:p>
          </table:table-cell>
          <table:table-cell table:style-name="ce15" office:value-type="string">
            <text:p>↓</text:p>
          </table:table-cell>
          <table:table-cell table:style-name="ce15" office:value-type="string">
            <text:p>↓</text:p>
          </table:table-cell>
          <table:table-cell office:value-type="string">
            <text:p>↓</text:p>
          </table:table-cell>
          <table:table-cell table:number-columns-repeated="6"/>
        </table:table-row>
        <table:table-row table:style-name="ro3">
          <table:table-cell table:number-columns-repeated="3"/>
          <table:table-cell office:value-type="string">
            <text:p>↑</text:p>
          </table:table-cell>
          <table:table-cell table:style-name="ce10" office:value-type="string">
            <text:p>↑</text:p>
          </table:table-cell>
          <table:table-cell table:style-name="ce12" office:value-type="string">
            <text:p>←</text:p>
          </table:table-cell>
          <table:table-cell table:style-name="ce12" office:value-type="string">
            <text:p>←</text:p>
          </table:table-cell>
          <table:table-cell table:style-name="ce15" office:value-type="string">
            <text:p>↓</text:p>
          </table:table-cell>
          <table:table-cell office:value-type="string">
            <text:p>↓</text:p>
          </table:table-cell>
          <table:table-cell table:number-columns-repeated="6"/>
        </table:table-row>
        <table:table-row table:style-name="ro3">
          <table:table-cell table:number-columns-repeated="3"/>
          <table:table-cell office:value-type="string">
            <text:p>↑</text:p>
          </table:table-cell>
          <table:table-cell table:style-name="ce12" office:value-type="string">
            <text:p>←</text:p>
          </table:table-cell>
          <table:table-cell table:style-name="ce12" office:value-type="string">
            <text:p>←</text:p>
          </table:table-cell>
          <table:table-cell table:style-name="ce12" office:value-type="string">
            <text:p>←</text:p>
          </table:table-cell>
          <table:table-cell table:style-name="ce12" office:value-type="string">
            <text:p>←</text:p>
          </table:table-cell>
          <table:table-cell office:value-type="string">
            <text:p>↓</text:p>
          </table:table-cell>
          <table:table-cell table:number-columns-repeated="6"/>
        </table:table-row>
        <table:table-row table:style-name="ro3">
          <table:table-cell table:number-columns-repeated="3"/>
          <table:table-cell table:style-name="ce5" table:number-columns-repeated="3"/>
          <table:table-cell table:style-name="ce16" office:value-type="string">
            <text:p>A</text:p>
          </table:table-cell>
          <table:table-cell table:style-name="ce12" office:value-type="string">
            <text:p>←</text:p>
          </table:table-cell>
          <table:table-cell table:style-name="ce12" office:value-type="string">
            <text:p>←</text:p>
          </table:table-cell>
          <table:table-cell table:number-columns-repeated="6"/>
        </table:table-row>
        <table:table-row table:style-name="ro3">
          <table:table-cell table:number-columns-repeated="2"/>
          <table:table-cell table:style-name="ce3" table:number-columns-repeated="7"/>
          <table:table-cell table:number-columns-repeated="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5">25/01/2013</text:date>, <text:time>03:33:58</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247cm"/>
    </style:style>
    <style:style style:name="co2" style:family="table-column">
      <style:table-column-properties fo:break-before="auto" style:column-width="0.81cm"/>
    </style:style>
    <style:style style:name="co3" style:family="table-column">
      <style:table-column-properties fo:break-before="auto" style:column-width="0.801cm"/>
    </style:style>
    <style:style style:name="co4"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8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fo:border="0.002cm solid #000000"/>
      <style:paragraph-properties fo:text-align="center" fo:margin-left="0cm"/>
    </style:style>
    <style:style style:name="ce4" style:family="table-cell" style:parent-style-name="Default">
      <style:table-cell-properties style:text-align-source="fix" style:repeat-content="false" fo:border="0.002cm solid #000000" style:vertical-align="top"/>
      <style:paragraph-properties fo:text-align="center" fo:margin-left="0cm"/>
      <style:text-properties style:font-name="OpenSymbol" style:font-name-asian="OpenSymbol" style:font-name-complex="OpenSymbol"/>
    </style:style>
    <style:style style:name="ce5" style:family="table-cell" style:parent-style-name="Default">
      <style:table-cell-properties style:text-align-source="fix" style:repeat-content="false" fo:border="0.002cm solid #000000" style:vertical-align="middle"/>
      <style:paragraph-properties fo:text-align="start" fo:margin-left="0cm"/>
      <style:text-properties style:font-name="OpenSymbol" style:font-name-asian="OpenSymbol" style:font-name-complex="OpenSymbol"/>
    </style:style>
    <style:style style:name="ce6" style:family="table-cell" style:parent-style-name="Default">
      <style:table-cell-properties style:text-align-source="fix" style:repeat-content="false" fo:border="0.002cm solid #000000" style:vertical-align="middle"/>
      <style:paragraph-properties fo:text-align="end" fo:margin-left="0cm"/>
      <style:text-properties style:font-name="OpenSymbol" style:font-name-asian="OpenSymbol" style:font-name-complex="OpenSymbol"/>
    </style:style>
    <style:style style:name="ce7" style:family="table-cell" style:parent-style-name="Default">
      <style:table-cell-properties fo:background-color="#b3b3b3" style:text-align-source="fix" style:repeat-content="false" fo:border="0.002cm solid #000000" style:vertical-align="top"/>
      <style:paragraph-properties fo:text-align="center" fo:margin-left="0cm"/>
      <style:text-properties style:font-name="OpenSymbol" style:font-name-asian="OpenSymbol" style:font-name-complex="OpenSymbol"/>
    </style:style>
    <style:style style:name="ce8"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number-columns-repeated="3" table:default-cell-style-name="ce3"/>
        <table:table-column table:style-name="co3" table:number-columns-repeated="2" table:default-cell-style-name="ce1"/>
        <table:table-column table:style-name="co3" table:number-columns-repeated="3" table:default-cell-style-name="ce3"/>
        <table:table-column table:style-name="co1" table:default-cell-style-name="ce1"/>
        <table:table-column table:style-name="co3" table:number-columns-repeated="4" table:default-cell-style-name="ce1"/>
        <table:table-row table:style-name="ro1" table:number-rows-repeated="4">
          <table:table-cell/>
          <table:table-cell table:style-name="ce1" table:number-columns-repeated="4"/>
          <table:table-cell table:number-columns-repeated="2"/>
          <table:table-cell table:style-name="ce1" table:number-columns-repeated="3"/>
          <table:table-cell table:number-columns-repeated="5"/>
        </table:table-row>
        <table:table-row table:style-name="ro2">
          <table:table-cell/>
          <table:table-cell table:style-name="ce2"/>
          <table:table-cell/>
          <table:table-cell table:style-name="ce2"/>
          <table:table-cell/>
          <table:table-cell table:style-name="ce2"/>
          <table:table-cell table:style-name="ce3"/>
          <table:table-cell table:style-name="ce2"/>
          <table:table-cell/>
          <table:table-cell table:style-name="ce2"/>
          <table:table-cell/>
          <table:table-cell table:style-name="ce8"/>
          <table:table-cell table:number-columns-repeated="3"/>
        </table:table-row>
        <table:table-row table:style-name="ro2">
          <table:table-cell table:number-columns-repeated="2"/>
          <table:table-cell office:value-type="string">
            <text:p>N</text:p>
          </table:table-cell>
          <table:table-cell table:number-columns-repeated="2"/>
          <table:table-cell table:style-name="ce3" table:number-columns-repeated="2"/>
          <table:table-cell table:number-columns-repeated="8"/>
        </table:table-row>
        <table:table-row table:style-name="ro2">
          <table:table-cell table:number-columns-repeated="2"/>
          <table:table-cell table:style-name="ce4" office:value-type="string">
            <text:p>↑</text:p>
          </table:table-cell>
          <table:table-cell table:style-name="ce5" office:value-type="string">
            <text:p>←</text:p>
          </table:table-cell>
          <table:table-cell table:style-name="ce5" office:value-type="string">
            <text:p>←</text:p>
          </table:table-cell>
          <table:table-cell table:style-name="ce5" office:value-type="string">
            <text:p>←</text:p>
          </table:table-cell>
          <table:table-cell table:style-name="ce5" office:value-type="string">
            <text:p>←</text:p>
          </table:table-cell>
          <table:table-cell table:style-name="ce5" office:value-type="string">
            <text:p>←</text:p>
          </table:table-cell>
          <table:table-cell table:style-name="ce5" office:value-type="string">
            <text:p>←</text:p>
          </table:table-cell>
          <table:table-cell/>
          <table:table-cell table:style-name="ce8"/>
          <table:table-cell table:number-columns-repeated="4"/>
        </table:table-row>
        <table:table-row table:style-name="ro2">
          <table:table-cell table:number-columns-repeated="3"/>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4" office:value-type="string">
            <text:p>↑</text:p>
          </table:table-cell>
          <table:table-cell table:number-columns-repeated="6"/>
        </table:table-row>
        <table:table-row table:style-name="ro2">
          <table:table-cell table:number-columns-repeated="2"/>
          <table:table-cell table:style-name="ce2"/>
          <table:table-cell table:style-name="ce4" office:value-type="string">
            <text:p>↑</text:p>
          </table:table-cell>
          <table:table-cell table:style-name="ce5" office:value-type="string">
            <text:p>←</text:p>
          </table:table-cell>
          <table:table-cell table:style-name="ce5" office:value-type="string">
            <text:p>←</text:p>
          </table:table-cell>
          <table:table-cell table:style-name="ce5" office:value-type="string">
            <text:p>←</text:p>
          </table:table-cell>
          <table:table-cell table:style-name="ce5" office:value-type="string">
            <text:p>←</text:p>
          </table:table-cell>
          <table:table-cell table:style-name="ce2"/>
          <table:table-cell table:number-columns-repeated="2"/>
          <table:table-cell table:style-name="ce8"/>
          <table:table-cell table:number-columns-repeated="3"/>
        </table:table-row>
        <table:table-row table:style-name="ro2">
          <table:table-cell table:number-columns-repeated="4"/>
          <table:table-cell table:style-name="ce6" office:value-type="string">
            <text:p>→</text:p>
          </table:table-cell>
          <table:table-cell table:style-name="ce6" office:value-type="string">
            <text:p>→</text:p>
          </table:table-cell>
          <table:table-cell table:style-name="ce6" office:value-type="string">
            <text:p>→</text:p>
          </table:table-cell>
          <table:table-cell table:style-name="ce4" office:value-type="string">
            <text:p>↑</text:p>
          </table:table-cell>
          <table:table-cell table:number-columns-repeated="7"/>
        </table:table-row>
        <table:table-row table:style-name="ro2">
          <table:table-cell table:number-columns-repeated="4"/>
          <table:table-cell table:style-name="ce4" office:value-type="string">
            <text:p>↑</text:p>
          </table:table-cell>
          <table:table-cell table:style-name="ce5" office:value-type="string">
            <text:p>←</text:p>
          </table:table-cell>
          <table:table-cell table:style-name="ce5" office:value-type="string">
            <text:p>←</text:p>
          </table:table-cell>
          <table:table-cell table:number-columns-repeated="8"/>
        </table:table-row>
        <table:table-row table:style-name="ro2">
          <table:table-cell table:number-columns-repeated="5"/>
          <table:table-cell table:style-name="ce6" office:value-type="string">
            <text:p>→</text:p>
          </table:table-cell>
          <table:table-cell table:style-name="ce4" office:value-type="string">
            <text:p>↑</text:p>
          </table:table-cell>
          <table:table-cell table:number-columns-repeated="8"/>
        </table:table-row>
        <table:table-row table:style-name="ro2">
          <table:table-cell table:number-columns-repeated="5"/>
          <table:table-cell table:style-name="ce7" office:value-type="string">
            <text:p>↑</text:p>
          </table:table-cell>
          <table:table-cell table:style-name="ce3"/>
          <table:table-cell table:number-columns-repeated="8"/>
        </table:table-row>
        <table:table-row table:style-name="ro2">
          <table:table-cell table:number-columns-repeated="5"/>
          <table:table-cell table:style-name="ce3" table:number-columns-repeated="2"/>
          <table:table-cell table:number-columns-repeated="8"/>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5">25/01/2013</text:date>, <text:time>03:33:58</text:time></text:p>
        </style:region-right>
      </style:header>
      <style:header-left style:display="false"/>
      <style:footer>
        <text:p>Página <text:page-number>1</text:page-number> / <text:page-count>99</text:page-count></text:p>
      </style:footer>
      <style:footer-left style:display="false"/>
    </style:master-page>
  </office:master-styles>
</office:document-styles>
</file>